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1cm" style:rel-column-width="13143*"/>
    </style:style>
    <style:style style:name="Tabela1.B" style:family="table-column">
      <style:table-column-properties style:column-width="3.588cm" style:rel-column-width="13830*"/>
    </style:style>
    <style:style style:name="Tabela1.C" style:family="table-column">
      <style:table-column-properties style:column-width="10.003cm" style:rel-column-width="3856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706cm" style:rel-column-width="6575*"/>
    </style:style>
    <style:style style:name="Tabela2.B" style:family="table-column">
      <style:table-column-properties style:column-width="3.792cm" style:rel-column-width="14619*"/>
    </style:style>
    <style:style style:name="Tabela2.C" style:family="table-column">
      <style:table-column-properties style:column-width="5.614cm" style:rel-column-width="21643*"/>
    </style:style>
    <style:style style:name="Tabela2.D" style:family="table-column">
      <style:table-column-properties style:column-width="5.888cm" style:rel-column-width="22698*"/>
    </style:style>
    <style:style style:name="Tabela2.1" style:family="table-row">
      <style:table-row-properties style:min-row-height="0.58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ddfa"/>
    </style:style>
    <style:style style:name="P2" style:family="paragraph" style:parent-style-name="Text_20_body">
      <style:text-properties officeooo:rsid="002ced53" officeooo:paragraph-rsid="002ced53"/>
    </style:style>
    <style:style style:name="P3" style:family="paragraph" style:parent-style-name="Text_20_body">
      <style:text-properties officeooo:rsid="002ced53" officeooo:paragraph-rsid="002e0d45"/>
    </style:style>
    <style:style style:name="P4" style:family="paragraph" style:parent-style-name="Text_20_body">
      <style:text-properties officeooo:paragraph-rsid="002ced53"/>
    </style:style>
    <style:style style:name="P5" style:family="paragraph" style:parent-style-name="Text_20_body">
      <style:text-properties officeooo:rsid="002e43a1" officeooo:paragraph-rsid="002e43a1"/>
    </style:style>
    <style:style style:name="P6" style:family="paragraph" style:parent-style-name="Text_20_body">
      <style:text-properties officeooo:paragraph-rsid="002f45c5"/>
    </style:style>
    <style:style style:name="P7" style:family="paragraph" style:parent-style-name="Text_20_body">
      <style:text-properties officeooo:paragraph-rsid="00301ae8"/>
    </style:style>
    <style:style style:name="P8" style:family="paragraph" style:parent-style-name="Text_20_body">
      <style:text-properties officeooo:paragraph-rsid="00320d8e"/>
    </style:style>
    <style:style style:name="P9" style:family="paragraph" style:parent-style-name="Text_20_body">
      <style:text-properties officeooo:paragraph-rsid="003dec67"/>
    </style:style>
    <style:style style:name="P10" style:family="paragraph" style:parent-style-name="Text_20_body">
      <style:text-properties officeooo:rsid="00476b72" officeooo:paragraph-rsid="00476b72"/>
    </style:style>
    <style:style style:name="P11" style:family="paragraph" style:parent-style-name="Text_20_body">
      <style:text-properties officeooo:rsid="00476b72" officeooo:paragraph-rsid="0049c07e"/>
    </style:style>
    <style:style style:name="P12" style:family="paragraph" style:parent-style-name="Text_20_body">
      <style:text-properties officeooo:rsid="004925a8" officeooo:paragraph-rsid="004925a8"/>
    </style:style>
    <style:style style:name="P13" style:family="paragraph" style:parent-style-name="Text_20_body">
      <style:text-properties fo:font-weight="bold" officeooo:rsid="004af3a8" officeooo:paragraph-rsid="004af3a8" style:font-weight-asian="bold" style:font-weight-complex="bold"/>
    </style:style>
    <style:style style:name="P14" style:family="paragraph" style:parent-style-name="Text_20_body">
      <style:text-properties officeooo:rsid="004af3a8" officeooo:paragraph-rsid="004af3a8"/>
    </style:style>
    <style:style style:name="P15" style:family="paragraph" style:parent-style-name="Text_20_body">
      <style:text-properties style:text-underline-style="solid" style:text-underline-width="auto" style:text-underline-color="font-color" officeooo:rsid="004af3a8" officeooo:paragraph-rsid="004af3a8"/>
    </style:style>
    <style:style style:name="P16" style:family="paragraph" style:parent-style-name="Text_20_body">
      <style:text-properties officeooo:rsid="004bac44" officeooo:paragraph-rsid="004bac44"/>
    </style:style>
    <style:style style:name="P17" style:family="paragraph" style:parent-style-name="Text_20_body">
      <style:text-properties style:text-underline-style="none" officeooo:rsid="002b75bb" officeooo:paragraph-rsid="002b75bb"/>
    </style:style>
    <style:style style:name="P18" style:family="paragraph" style:parent-style-name="Text_20_body">
      <style:text-properties style:text-underline-style="none" officeooo:rsid="002b75bb" officeooo:paragraph-rsid="005bc70e"/>
    </style:style>
    <style:style style:name="P19" style:family="paragraph" style:parent-style-name="Text_20_body">
      <style:text-properties style:text-underline-style="none" officeooo:rsid="0055238c" officeooo:paragraph-rsid="0055238c"/>
    </style:style>
    <style:style style:name="P20" style:family="paragraph" style:parent-style-name="Text_20_body">
      <style:text-properties style:text-underline-style="none" officeooo:rsid="00560700" officeooo:paragraph-rsid="002b75bb"/>
    </style:style>
    <style:style style:name="P21" style:family="paragraph" style:parent-style-name="Text_20_body">
      <style:text-properties fo:font-style="italic" officeooo:rsid="005be21b" officeooo:paragraph-rsid="005be21b" style:font-style-asian="italic" style:font-style-complex="italic"/>
    </style:style>
    <style:style style:name="P22" style:family="paragraph" style:parent-style-name="Text_20_body">
      <style:text-properties officeooo:rsid="005a13b7" officeooo:paragraph-rsid="005a13b7"/>
    </style:style>
    <style:style style:name="P23" style:family="paragraph" style:parent-style-name="Text_20_body">
      <style:text-properties officeooo:rsid="0066db83" officeooo:paragraph-rsid="0066db83"/>
    </style:style>
    <style:style style:name="P24" style:family="paragraph" style:parent-style-name="Text_20_body">
      <style:text-properties officeooo:rsid="00642103" officeooo:paragraph-rsid="0067feab" fo:background-color="transparent"/>
    </style:style>
    <style:style style:name="P25" style:family="paragraph" style:parent-style-name="Text_20_body">
      <style:text-properties officeooo:rsid="005bc70e" officeooo:paragraph-rsid="005bc70e" fo:background-color="transparent"/>
    </style:style>
    <style:style style:name="P26" style:family="paragraph" style:parent-style-name="Text_20_body">
      <style:text-properties officeooo:paragraph-rsid="004af3a8"/>
    </style:style>
    <style:style style:name="P27" style:family="paragraph" style:parent-style-name="Text_20_body">
      <style:text-properties fo:font-weight="normal" officeooo:rsid="00575904" officeooo:paragraph-rsid="00575904" style:font-weight-asian="normal" style:font-weight-complex="normal"/>
    </style:style>
    <style:style style:name="P28" style:family="paragraph" style:parent-style-name="Text_20_body">
      <style:text-properties officeooo:rsid="008202ea" officeooo:paragraph-rsid="008202ea" fo:background-color="#ffff00"/>
    </style:style>
    <style:style style:name="P29" style:family="paragraph" style:parent-style-name="Table_20_Contents">
      <style:text-properties fo:color="#c9211e" loext:opacity="100%" style:font-name="Liberation Sans" fo:font-size="12pt" fo:font-weight="bold" officeooo:rsid="003e0555" officeooo:paragraph-rsid="003fbb7e" style:font-name-asian="Microsoft YaHei" style:font-size-asian="12pt" style:font-weight-asian="bold" style:font-name-complex="Arial1" style:font-size-complex="12pt" style:font-weight-complex="bold"/>
    </style:style>
    <style:style style:name="P30" style:family="paragraph" style:parent-style-name="Table_20_Contents">
      <style:text-properties fo:color="#c9211e" loext:opacity="100%" style:font-name="Liberation Sans" fo:font-size="12pt" fo:font-weight="bold" officeooo:rsid="003e0555" officeooo:paragraph-rsid="003e0555" style:font-name-asian="Microsoft YaHei" style:font-size-asian="12pt" style:font-weight-asian="bold" style:font-name-complex="Arial1" style:font-size-complex="12pt" style:font-weight-complex="bold"/>
    </style:style>
    <style:style style:name="P31" style:family="paragraph" style:parent-style-name="Table_20_Contents">
      <style:text-properties fo:color="#c9211e" loext:opacity="100%" style:font-name="Liberation Sans" fo:font-size="12pt" fo:font-weight="bold" officeooo:rsid="003fbb7e" officeooo:paragraph-rsid="003fbb7e" style:font-name-asian="Microsoft YaHei" style:font-size-asian="12pt" style:font-weight-asian="bold" style:font-name-complex="Arial1" style:font-size-complex="12pt" style:font-weight-complex="bold"/>
    </style:style>
    <style:style style:name="P32" style:family="paragraph" style:parent-style-name="Table_20_Contents">
      <style:text-properties fo:color="#c9211e" loext:opacity="100%" style:font-name="Liberation Sans" fo:font-size="12pt" officeooo:rsid="003e0555" officeooo:paragraph-rsid="003e0555" style:font-name-asian="Microsoft YaHei" style:font-size-asian="12pt" style:font-name-complex="Arial1" style:font-size-complex="12pt"/>
    </style:style>
    <style:style style:name="P33" style:family="paragraph" style:parent-style-name="Table_20_Contents">
      <style:text-properties fo:color="#c9211e" loext:opacity="100%" style:font-name="Liberation Sans" fo:font-size="12pt" officeooo:rsid="003fbb7e" officeooo:paragraph-rsid="003fbb7e" style:font-name-asian="Microsoft YaHei" style:font-size-asian="12pt" style:font-name-complex="Arial1" style:font-size-complex="12pt"/>
    </style:style>
    <style:style style:name="P34" style:family="paragraph" style:parent-style-name="Table_20_Contents">
      <style:text-properties officeooo:rsid="004af3a8" officeooo:paragraph-rsid="004af3a8"/>
    </style:style>
    <style:style style:name="P35" style:family="paragraph" style:parent-style-name="Table_20_Contents">
      <style:text-properties fo:font-weight="bold" officeooo:rsid="004af3a8" officeooo:paragraph-rsid="004af3a8" style:font-weight-asian="bold" style:font-weight-complex="bold"/>
    </style:style>
    <style:style style:name="P36" style:family="paragraph" style:parent-style-name="Table_20_Contents">
      <style:text-properties fo:font-weight="bold" officeooo:rsid="006ed4ff" officeooo:paragraph-rsid="006ed4ff" style:font-weight-asian="bold" style:font-weight-complex="bold"/>
    </style:style>
    <style:style style:name="P37" style:family="paragraph" style:parent-style-name="Heading_20_1">
      <style:text-properties officeooo:rsid="002e43a1" officeooo:paragraph-rsid="002e43a1"/>
    </style:style>
    <style:style style:name="P38" style:family="paragraph" style:parent-style-name="Heading_20_1">
      <style:text-properties officeooo:rsid="003838f5" officeooo:paragraph-rsid="003838f5"/>
    </style:style>
    <style:style style:name="P39" style:family="paragraph" style:parent-style-name="Heading_20_2">
      <style:text-properties officeooo:rsid="00204f80" officeooo:paragraph-rsid="00204f80"/>
    </style:style>
    <style:style style:name="P40" style:family="paragraph" style:parent-style-name="Heading_20_2">
      <style:text-properties officeooo:rsid="005bc70e" officeooo:paragraph-rsid="005bc70e" fo:background-color="#ffff00"/>
    </style:style>
    <style:style style:name="P41" style:family="paragraph" style:parent-style-name="Heading_20_2">
      <style:text-properties officeooo:paragraph-rsid="002e43a1"/>
    </style:style>
    <style:style style:name="P42" style:family="paragraph" style:parent-style-name="Heading_20_2">
      <style:text-properties officeooo:paragraph-rsid="003dec67"/>
    </style:style>
    <style:style style:name="P43" style:family="paragraph" style:parent-style-name="Heading_20_2">
      <style:text-properties officeooo:paragraph-rsid="006ed4ff"/>
    </style:style>
    <style:style style:name="P44" style:family="paragraph" style:parent-style-name="Heading_20_2">
      <style:text-properties officeooo:paragraph-rsid="003aba74"/>
    </style:style>
    <style:style style:name="P45" style:family="paragraph" style:parent-style-name="Heading_20_3">
      <style:text-properties style:text-underline-style="none"/>
    </style:style>
    <style:style style:name="P46" style:family="paragraph" style:parent-style-name="Heading_20_3">
      <style:text-properties officeooo:rsid="0066db83" officeooo:paragraph-rsid="0066db83"/>
    </style:style>
    <style:style style:name="P47" style:family="paragraph" style:parent-style-name="Heading_20_3">
      <style:text-properties officeooo:rsid="00642103" officeooo:paragraph-rsid="0067feab"/>
    </style:style>
    <style:style style:name="P48" style:family="paragraph" style:parent-style-name="Heading_20_3">
      <style:text-properties officeooo:rsid="006e201e" officeooo:paragraph-rsid="006e201e"/>
    </style:style>
    <style:style style:name="P49" style:family="paragraph" style:parent-style-name="Heading_20_3">
      <style:text-properties officeooo:paragraph-rsid="00301ae8"/>
    </style:style>
    <style:style style:name="P50" style:family="paragraph" style:parent-style-name="Heading_20_3">
      <style:text-properties fo:color="#c9211e" loext:opacity="100%"/>
    </style:style>
    <style:style style:name="P51" style:family="paragraph" style:parent-style-name="Heading_20_4">
      <style:text-properties fo:color="#c9211e" loext:opacity="100%"/>
    </style:style>
    <style:style style:name="P52" style:family="paragraph" style:parent-style-name="Standard" style:list-style-name="L1">
      <style:text-properties fo:font-weight="normal" officeooo:paragraph-rsid="00204f80" style:font-weight-asian="normal" style:font-weight-complex="normal"/>
    </style:style>
    <style:style style:name="P53" style:family="paragraph" style:parent-style-name="Standard" style:list-style-name="L1">
      <style:text-properties officeooo:rsid="001fddfa" officeooo:paragraph-rsid="00250013"/>
    </style:style>
    <style:style style:name="P54" style:family="paragraph" style:parent-style-name="Standard" style:list-style-name="L6">
      <style:text-properties style:text-underline-style="none" officeooo:rsid="004fed44" officeooo:paragraph-rsid="007ce815"/>
    </style:style>
    <style:style style:name="P55" style:family="paragraph" style:parent-style-name="Text_20_body" style:list-style-name="L1">
      <style:text-properties officeooo:paragraph-rsid="00204f80"/>
    </style:style>
    <style:style style:name="P56" style:family="paragraph" style:parent-style-name="Text_20_body" style:list-style-name="L1">
      <style:text-properties officeooo:rsid="0023bd0b" officeooo:paragraph-rsid="0023bd0b"/>
    </style:style>
    <style:style style:name="P57" style:family="paragraph" style:parent-style-name="Text_20_body" style:list-style-name="L1">
      <style:text-properties officeooo:rsid="001fddfa" officeooo:paragraph-rsid="00250013"/>
    </style:style>
    <style:style style:name="P58" style:family="paragraph" style:parent-style-name="Text_20_body" style:list-style-name="L2">
      <style:text-properties officeooo:paragraph-rsid="00204f80"/>
    </style:style>
    <style:style style:name="P59" style:family="paragraph" style:parent-style-name="Text_20_body" style:list-style-name="L2">
      <style:text-properties officeooo:paragraph-rsid="002a1993"/>
    </style:style>
    <style:style style:name="P60" style:family="paragraph" style:parent-style-name="Text_20_body" style:list-style-name="L2">
      <style:text-properties officeooo:rsid="00204f80" officeooo:paragraph-rsid="00204f80"/>
    </style:style>
    <style:style style:name="P61" style:family="paragraph" style:parent-style-name="Text_20_body" style:list-style-name="L2">
      <style:text-properties officeooo:rsid="00204f80" officeooo:paragraph-rsid="0071c409"/>
    </style:style>
    <style:style style:name="P62" style:family="paragraph" style:parent-style-name="Text_20_body" style:list-style-name="L2">
      <style:text-properties officeooo:rsid="002a1993" officeooo:paragraph-rsid="002a1993"/>
    </style:style>
    <style:style style:name="P63" style:family="paragraph" style:parent-style-name="Text_20_body" style:list-style-name="L2">
      <style:text-properties officeooo:rsid="002a5d72" officeooo:paragraph-rsid="002a5d72"/>
    </style:style>
    <style:style style:name="P64" style:family="paragraph" style:parent-style-name="Text_20_body" style:list-style-name="L2">
      <style:text-properties officeooo:rsid="0071c409" officeooo:paragraph-rsid="0071c409"/>
    </style:style>
    <style:style style:name="P65" style:family="paragraph" style:parent-style-name="Text_20_body" style:list-style-name="L3">
      <style:text-properties officeooo:rsid="00575904" officeooo:paragraph-rsid="00575904"/>
    </style:style>
    <style:style style:name="P66" style:family="paragraph" style:parent-style-name="Text_20_body" style:list-style-name="L4">
      <style:text-properties officeooo:paragraph-rsid="0072fe53"/>
    </style:style>
    <style:style style:name="P67" style:family="paragraph" style:parent-style-name="Text_20_body" style:list-style-name="L4">
      <style:text-properties officeooo:rsid="0072fe53" officeooo:paragraph-rsid="0072fe53"/>
    </style:style>
    <style:style style:name="P68" style:family="paragraph" style:parent-style-name="Text_20_body" style:list-style-name="L4">
      <style:text-properties officeooo:rsid="00262e92" officeooo:paragraph-rsid="0072fe53"/>
    </style:style>
    <style:style style:name="P69" style:family="paragraph" style:parent-style-name="Text_20_body" style:list-style-name="L5">
      <style:text-properties fo:font-style="normal" fo:font-weight="normal" officeooo:rsid="005a13b7" officeooo:paragraph-rsid="0073dd6b" style:font-style-asian="normal" style:font-weight-asian="normal" style:font-style-complex="normal" style:font-weight-complex="normal"/>
    </style:style>
    <style:style style:name="P70" style:family="paragraph" style:parent-style-name="Text_20_body" style:list-style-name="L5">
      <style:text-properties fo:font-style="normal" fo:font-weight="normal" officeooo:rsid="005a13b7" officeooo:paragraph-rsid="00750ec1" style:font-style-asian="normal" style:font-weight-asian="normal" style:font-style-complex="normal" style:font-weight-complex="normal"/>
    </style:style>
    <style:style style:name="P71" style:family="paragraph" style:parent-style-name="Text_20_body" style:list-style-name="L5">
      <style:text-properties fo:font-style="normal" fo:font-weight="normal" officeooo:rsid="00750ab2" officeooo:paragraph-rsid="00750ab2" style:font-style-asian="normal" style:font-weight-asian="normal" style:font-style-complex="normal" style:font-weight-complex="normal"/>
    </style:style>
    <style:style style:name="P72" style:family="paragraph" style:parent-style-name="Text_20_body" style:list-style-name="L5">
      <style:text-properties fo:font-style="normal" fo:font-weight="normal" officeooo:rsid="00750ab2" officeooo:paragraph-rsid="00750ec1" style:font-style-asian="normal" style:font-weight-asian="normal" style:font-style-complex="normal" style:font-weight-complex="normal"/>
    </style:style>
    <style:style style:name="P73" style:family="paragraph" style:parent-style-name="Text_20_body" style:list-style-name="L5">
      <style:text-properties fo:font-style="normal" fo:font-weight="normal" officeooo:rsid="004dc326" officeooo:paragraph-rsid="0073dd6b" style:font-style-asian="normal" style:font-weight-asian="normal" style:font-style-complex="normal" style:font-weight-complex="normal"/>
    </style:style>
    <style:style style:name="P74" style:family="paragraph" style:parent-style-name="Text_20_body" style:list-style-name="L6">
      <style:text-properties fo:font-style="normal" style:text-underline-style="none" officeooo:rsid="00521c42" officeooo:paragraph-rsid="007b548f" style:font-style-asian="normal" style:font-style-complex="normal"/>
    </style:style>
    <style:style style:name="P75" style:family="paragraph" style:parent-style-name="Text_20_body" style:list-style-name="L6">
      <style:text-properties fo:font-style="normal" style:text-underline-style="none" officeooo:rsid="00521c42" officeooo:paragraph-rsid="005fba49" style:font-style-asian="normal" style:font-style-complex="normal"/>
    </style:style>
    <style:style style:name="P76" style:family="paragraph" style:parent-style-name="Text_20_body" style:list-style-name="L7">
      <style:text-properties fo:font-style="normal" style:text-underline-style="none" officeooo:rsid="00204f80" officeooo:paragraph-rsid="0062a5fd" style:font-style-asian="normal" style:font-style-complex="normal"/>
    </style:style>
    <style:style style:name="P77" style:family="paragraph" style:parent-style-name="Text_20_body" style:list-style-name="L7">
      <style:text-properties fo:font-style="normal" style:text-underline-style="none" officeooo:rsid="002b75bb" officeooo:paragraph-rsid="0067feab" style:font-style-asian="normal" style:font-style-complex="normal"/>
    </style:style>
    <style:style style:name="P78" style:family="paragraph" style:parent-style-name="Text_20_body" style:list-style-name="L7">
      <style:text-properties fo:font-style="normal" style:text-underline-style="none" officeooo:rsid="002b75bb" officeooo:paragraph-rsid="00642103" style:font-style-asian="normal" style:font-style-complex="normal"/>
    </style:style>
    <style:style style:name="P79" style:family="paragraph" style:parent-style-name="Text_20_body" style:list-style-name="L7">
      <style:text-properties fo:font-style="normal" style:text-underline-style="none" officeooo:rsid="002b75bb" officeooo:paragraph-rsid="006bf1dc" style:font-style-asian="normal" style:font-style-complex="normal"/>
    </style:style>
    <style:style style:name="P80" style:family="paragraph" style:parent-style-name="Text_20_body" style:list-style-name="L7">
      <style:text-properties fo:font-style="normal" style:text-underline-style="none" officeooo:rsid="00860187" officeooo:paragraph-rsid="00860187" style:font-style-asian="normal" style:font-style-complex="normal"/>
    </style:style>
    <style:style style:name="P81" style:family="paragraph" style:parent-style-name="Text_20_body" style:list-style-name="L7">
      <style:text-properties fo:font-style="normal" style:text-underline-style="none" fo:font-weight="normal" officeooo:rsid="0021c477" officeooo:paragraph-rsid="0061b09a" style:font-style-asian="normal" style:font-weight-asian="normal" style:font-style-complex="normal" style:font-weight-complex="normal"/>
    </style:style>
    <style:style style:name="P82" style:family="paragraph" style:parent-style-name="Text_20_body" style:list-style-name="L7">
      <style:text-properties fo:font-style="normal" style:text-underline-style="none" fo:font-weight="normal" officeooo:rsid="00560700" officeooo:paragraph-rsid="0069c4b5" style:font-style-asian="normal" style:font-weight-asian="normal" style:font-style-complex="normal" style:font-weight-complex="normal"/>
    </style:style>
    <style:style style:name="P83" style:family="paragraph" style:parent-style-name="Text_20_body" style:list-style-name="L7">
      <style:text-properties fo:font-style="normal" style:text-underline-style="none" fo:font-weight="normal" officeooo:rsid="00560700" officeooo:paragraph-rsid="006aee6e" style:font-style-asian="normal" style:font-weight-asian="normal" style:font-style-complex="normal" style:font-weight-complex="normal"/>
    </style:style>
    <style:style style:name="P84" style:family="paragraph" style:parent-style-name="Text_20_body" style:list-style-name="L7">
      <style:text-properties fo:font-style="normal" style:text-underline-style="none" fo:font-weight="normal" officeooo:rsid="008589d0" officeooo:paragraph-rsid="008589d0" style:font-style-asian="normal" style:font-weight-asian="normal" style:font-style-complex="normal" style:font-weight-complex="normal"/>
    </style:style>
    <style:style style:name="P85" style:family="paragraph" style:parent-style-name="Text_20_body" style:list-style-name="L7">
      <style:text-properties fo:font-style="normal" officeooo:rsid="005be21b" officeooo:paragraph-rsid="005be21b" style:font-style-asian="normal" style:font-style-complex="normal"/>
    </style:style>
    <style:style style:name="P86" style:family="paragraph" style:parent-style-name="Text_20_body" style:list-style-name="L7">
      <style:text-properties fo:font-style="normal" officeooo:rsid="005be21b" officeooo:paragraph-rsid="00655482" style:font-style-asian="normal" style:font-style-complex="normal"/>
    </style:style>
    <style:style style:name="P87" style:family="paragraph" style:parent-style-name="Text_20_body" style:list-style-name="L7">
      <style:text-properties fo:font-style="normal" officeooo:rsid="005be21b" officeooo:paragraph-rsid="006885f7" style:font-style-asian="normal" style:font-style-complex="normal"/>
    </style:style>
    <style:style style:name="P88" style:family="paragraph" style:parent-style-name="Text_20_body" style:list-style-name="L7">
      <style:text-properties fo:font-style="normal" officeooo:rsid="002a5d72" officeooo:paragraph-rsid="005db0a7" style:font-style-asian="normal" style:font-style-complex="normal"/>
    </style:style>
    <style:style style:name="P89" style:family="paragraph" style:parent-style-name="Text_20_body" style:list-style-name="L7">
      <style:text-properties fo:font-style="normal" officeooo:rsid="00204f80" officeooo:paragraph-rsid="005db0a7" style:font-style-asian="normal" style:font-style-complex="normal"/>
    </style:style>
    <style:style style:name="P90" style:family="paragraph" style:parent-style-name="Text_20_body" style:list-style-name="L7">
      <style:text-properties fo:font-style="normal" officeooo:rsid="008589d0" officeooo:paragraph-rsid="008589d0" style:font-style-asian="normal" style:font-style-complex="normal"/>
    </style:style>
    <style:style style:name="P91" style:family="paragraph" style:parent-style-name="Text_20_body" style:list-style-name="L7">
      <style:text-properties fo:font-style="normal" style:text-underline-style="solid" style:text-underline-width="auto" style:text-underline-color="font-color" officeooo:rsid="005be21b" officeooo:paragraph-rsid="005be21b" style:font-style-asian="normal" style:font-style-complex="normal"/>
    </style:style>
    <style:style style:name="P92" style:family="paragraph" style:parent-style-name="Text_20_body" style:list-style-name="L7">
      <style:text-properties fo:font-style="normal" style:text-underline-style="solid" style:text-underline-width="auto" style:text-underline-color="font-color" officeooo:rsid="005be21b" officeooo:paragraph-rsid="0069c4b5" style:font-style-asian="normal" style:font-style-complex="normal"/>
    </style:style>
    <style:style style:name="P93" style:family="paragraph" style:parent-style-name="Text_20_body" style:list-style-name="L7">
      <style:text-properties fo:font-style="normal" style:text-underline-style="solid" style:text-underline-width="auto" style:text-underline-color="font-color" officeooo:rsid="0069c4b5" officeooo:paragraph-rsid="0069c4b5" style:font-style-asian="normal" style:font-style-complex="normal"/>
    </style:style>
    <style:style style:name="P94" style:family="paragraph" style:parent-style-name="Text_20_body" style:list-style-name="L5">
      <style:text-properties officeooo:rsid="004dc326" officeooo:paragraph-rsid="0073dd6b"/>
    </style:style>
    <style:style style:name="P95" style:family="paragraph" style:parent-style-name="Text_20_body" style:list-style-name="L6">
      <style:text-properties style:text-underline-style="solid" style:text-underline-width="auto" style:text-underline-color="font-color" fo:font-weight="normal" officeooo:rsid="00575904" officeooo:paragraph-rsid="00575904" style:font-weight-asian="normal" style:font-weight-complex="normal"/>
    </style:style>
    <style:style style:name="P96" style:family="paragraph" style:parent-style-name="Text_20_body" style:list-style-name="L6">
      <style:text-properties fo:font-weight="normal" officeooo:rsid="004fed44" officeooo:paragraph-rsid="005815a8" style:font-weight-asian="normal" style:font-weight-complex="normal"/>
    </style:style>
    <style:style style:name="P97" style:family="paragraph" style:parent-style-name="Text_20_body" style:list-style-name="L6">
      <style:text-properties fo:font-weight="normal" officeooo:rsid="00778a67" officeooo:paragraph-rsid="00778a67" style:font-weight-asian="normal" style:font-weight-complex="normal"/>
    </style:style>
    <style:style style:name="P98" style:family="paragraph" style:parent-style-name="Text_20_body" style:list-style-name="L6">
      <style:text-properties fo:font-weight="normal" officeooo:rsid="00575904" officeooo:paragraph-rsid="00575904" style:font-weight-asian="normal" style:font-weight-complex="normal"/>
    </style:style>
    <style:style style:name="P99" style:family="paragraph" style:parent-style-name="Text_20_body" style:list-style-name="L6">
      <style:text-properties fo:font-weight="normal" officeooo:rsid="005815a8" officeooo:paragraph-rsid="005815a8" style:font-weight-asian="normal" style:font-weight-complex="normal"/>
    </style:style>
    <style:style style:name="P100" style:family="paragraph" style:parent-style-name="Text_20_body" style:list-style-name="L6">
      <style:text-properties fo:font-weight="normal" officeooo:rsid="008202ea" officeooo:paragraph-rsid="008202ea" style:font-weight-asian="normal" style:font-weight-complex="normal"/>
    </style:style>
    <style:style style:name="P101" style:family="paragraph" style:parent-style-name="Text_20_body" style:list-style-name="L8">
      <style:text-properties fo:font-weight="normal" officeooo:rsid="003dec67" officeooo:paragraph-rsid="003dec67" style:font-weight-asian="normal" style:font-weight-complex="normal"/>
    </style:style>
    <style:style style:name="P102" style:family="paragraph" style:parent-style-name="Text_20_body" style:list-style-name="L6">
      <style:text-properties style:text-underline-style="none" fo:font-weight="normal" officeooo:rsid="004fed44" officeooo:paragraph-rsid="005815a8" style:font-weight-asian="normal" style:font-weight-complex="normal"/>
    </style:style>
    <style:style style:name="P103" style:family="paragraph" style:parent-style-name="Text_20_body" style:list-style-name="L6">
      <style:text-properties style:text-underline-style="none" fo:font-weight="normal" officeooo:rsid="00521c42" officeooo:paragraph-rsid="005815a8" style:font-weight-asian="normal" style:font-weight-complex="normal"/>
    </style:style>
    <style:style style:name="P104" style:family="paragraph" style:parent-style-name="Text_20_body" style:list-style-name="L6">
      <style:text-properties style:text-underline-style="none" fo:font-weight="normal" officeooo:rsid="00521c42" officeooo:paragraph-rsid="00642103" style:font-weight-asian="normal" style:font-weight-complex="normal"/>
    </style:style>
    <style:style style:name="P105" style:family="paragraph" style:parent-style-name="Text_20_body" style:list-style-name="L6">
      <style:text-properties style:text-underline-style="none" fo:font-weight="normal" officeooo:rsid="00796323" officeooo:paragraph-rsid="00796323" style:font-weight-asian="normal" style:font-weight-complex="normal"/>
    </style:style>
    <style:style style:name="P106" style:family="paragraph" style:parent-style-name="Text_20_body" style:list-style-name="L6">
      <style:text-properties style:text-underline-style="none" fo:font-weight="normal" officeooo:rsid="0053a99c" officeooo:paragraph-rsid="0062a5fd" style:font-weight-asian="normal" style:font-weight-complex="normal"/>
    </style:style>
    <style:style style:name="P107" style:family="paragraph" style:parent-style-name="Text_20_body" style:list-style-name="L6">
      <style:text-properties style:text-underline-style="none" fo:font-weight="normal" officeooo:rsid="0053a99c" officeooo:paragraph-rsid="007ce815" style:font-weight-asian="normal" style:font-weight-complex="normal"/>
    </style:style>
    <style:style style:name="P108" style:family="paragraph" style:parent-style-name="Text_20_body" style:list-style-name="L6">
      <style:text-properties style:text-underline-style="none" fo:font-weight="normal" officeooo:rsid="00778a67" officeooo:paragraph-rsid="007ce815" style:font-weight-asian="normal" style:font-weight-complex="normal"/>
    </style:style>
    <style:style style:name="P109" style:family="paragraph" style:parent-style-name="Text_20_body" style:list-style-name="L7">
      <style:text-properties style:text-underline-style="none" fo:font-weight="normal" officeooo:rsid="00560700" officeooo:paragraph-rsid="006aee6e" style:font-weight-asian="normal" style:font-weight-complex="normal"/>
    </style:style>
    <style:style style:name="P110" style:family="paragraph" style:parent-style-name="Text_20_body" style:list-style-name="L6">
      <style:text-properties style:text-underline-style="none" officeooo:rsid="004fed44" officeooo:paragraph-rsid="007ce815"/>
    </style:style>
    <style:style style:name="P111" style:family="paragraph" style:parent-style-name="Text_20_body" style:list-style-name="L6">
      <style:text-properties style:text-underline-style="none" officeooo:rsid="004fed44" officeooo:paragraph-rsid="005db0a7"/>
    </style:style>
    <style:style style:name="P112" style:family="paragraph" style:parent-style-name="Text_20_body" style:list-style-name="L6">
      <style:text-properties style:text-underline-style="none" officeooo:rsid="00521c42" officeooo:paragraph-rsid="005fba49"/>
    </style:style>
    <style:style style:name="P113" style:family="paragraph" style:parent-style-name="Text_20_body" style:list-style-name="L6">
      <style:text-properties style:text-underline-style="none" officeooo:rsid="00521c42" officeooo:paragraph-rsid="00642103"/>
    </style:style>
    <style:style style:name="P114" style:family="paragraph" style:parent-style-name="Text_20_body" style:list-style-name="L6">
      <style:text-properties style:text-underline-style="none" officeooo:rsid="00521c42" officeooo:paragraph-rsid="008060c6"/>
    </style:style>
    <style:style style:name="P115" style:family="paragraph" style:parent-style-name="Text_20_body" style:list-style-name="L6">
      <style:text-properties style:text-underline-style="none" officeooo:rsid="0053a99c" officeooo:paragraph-rsid="0062a5fd"/>
    </style:style>
    <style:style style:name="P116" style:family="paragraph" style:parent-style-name="Text_20_body" style:list-style-name="L6">
      <style:text-properties style:text-underline-style="none" officeooo:rsid="0053a99c" officeooo:paragraph-rsid="007ce815"/>
    </style:style>
    <style:style style:name="P117" style:family="paragraph" style:parent-style-name="Text_20_body" style:list-style-name="L7">
      <style:text-properties style:text-underline-style="none" officeooo:rsid="00560700" officeooo:paragraph-rsid="0069c4b5"/>
    </style:style>
    <style:style style:name="P118" style:family="paragraph" style:parent-style-name="Text_20_body" style:list-style-name="L7">
      <style:text-properties style:text-underline-style="none" officeooo:rsid="00560700" officeooo:paragraph-rsid="006aee6e"/>
    </style:style>
    <style:style style:name="P119" style:family="paragraph" style:parent-style-name="Text_20_body" style:list-style-name="L7">
      <style:text-properties style:text-underline-style="none" officeooo:rsid="002b75bb" officeooo:paragraph-rsid="006aee6e"/>
    </style:style>
    <style:style style:name="P120" style:family="paragraph" style:parent-style-name="Text_20_body" style:list-style-name="L7">
      <style:text-properties style:text-underline-style="none" officeooo:rsid="002b75bb" officeooo:paragraph-rsid="006885f7"/>
    </style:style>
    <style:style style:name="P121" style:family="paragraph" style:parent-style-name="Text_20_body" style:list-style-name="L7">
      <style:text-properties style:text-underline-style="none" officeooo:rsid="002b75bb" officeooo:paragraph-rsid="006bf1dc"/>
    </style:style>
    <style:style style:name="P122" style:family="paragraph" style:parent-style-name="Text_20_body" style:list-style-name="L6">
      <style:text-properties fo:font-style="italic" style:text-underline-style="none" officeooo:rsid="004fed44" officeooo:paragraph-rsid="005db0a7" style:font-style-asian="italic" style:font-style-complex="italic"/>
    </style:style>
    <style:style style:name="P123" style:family="paragraph" style:parent-style-name="Text_20_body" style:list-style-name="L7">
      <style:text-properties fo:font-style="italic" officeooo:rsid="005db0a7" officeooo:paragraph-rsid="005db0a7" style:font-style-asian="italic" style:font-style-complex="italic"/>
    </style:style>
    <style:style style:name="P124" style:family="paragraph" style:parent-style-name="Text_20_body" style:list-style-name="L7">
      <style:text-properties officeooo:paragraph-rsid="005be21b"/>
    </style:style>
    <style:style style:name="P125" style:family="paragraph" style:parent-style-name="Text_20_body" style:list-style-name="L7">
      <style:text-properties officeooo:paragraph-rsid="005db0a7"/>
    </style:style>
    <style:style style:name="P126" style:family="paragraph" style:parent-style-name="Text_20_body" style:list-style-name="L8">
      <style:text-properties officeooo:rsid="003dec67" officeooo:paragraph-rsid="003dec67"/>
    </style:style>
    <style:style style:name="P127" style:family="paragraph" style:parent-style-name="Text_20_body" style:list-style-name="L8">
      <style:text-properties officeooo:rsid="003dec67" officeooo:paragraph-rsid="0043a38a"/>
    </style:style>
    <style:style style:name="P128" style:family="paragraph" style:parent-style-name="Text_20_body" style:list-style-name="L8">
      <style:text-properties fo:font-weight="bold" officeooo:rsid="003dec67" officeooo:paragraph-rsid="003dec67" style:font-weight-asian="bold" style:font-weight-complex="bold"/>
    </style:style>
    <style:style style:name="P129" style:family="paragraph" style:parent-style-name="Text_20_body" style:list-style-name="L9">
      <style:text-properties officeooo:rsid="00476b72" officeooo:paragraph-rsid="00476b72"/>
    </style:style>
    <style:style style:name="P130" style:family="paragraph" style:parent-style-name="Text_20_body" style:list-style-name="L9">
      <style:text-properties officeooo:rsid="006ed4ff" officeooo:paragraph-rsid="006ed4ff"/>
    </style:style>
    <style:style style:name="P131" style:family="paragraph" style:parent-style-name="Text_20_body" style:list-style-name="L10">
      <style:text-properties officeooo:paragraph-rsid="003aba74"/>
    </style:style>
    <style:style style:name="P132" style:family="paragraph" style:parent-style-name="Text_20_body" style:list-style-name="L10">
      <style:text-properties officeooo:rsid="003aba74" officeooo:paragraph-rsid="003aba74"/>
    </style:style>
    <style:style style:name="P133" style:family="paragraph" style:parent-style-name="Text_20_body" style:list-style-name="L11">
      <style:text-properties fo:color="#c9211e" loext:opacity="100%" officeooo:rsid="003838f5" officeooo:paragraph-rsid="003838f5"/>
    </style:style>
    <style:style style:name="P134" style:family="paragraph" style:parent-style-name="Text_20_body" style:list-style-name="L11">
      <style:text-properties fo:color="#c9211e" loext:opacity="100%" fo:font-weight="normal" officeooo:rsid="003838f5" officeooo:paragraph-rsid="003838f5" style:font-weight-asian="normal" style:font-weight-complex="normal"/>
    </style:style>
    <style:style style:name="P135" style:family="paragraph" style:parent-style-name="Text_20_body" style:list-style-name="L11">
      <style:text-properties fo:color="#c9211e" loext:opacity="100%" fo:font-weight="normal" officeooo:rsid="003838f5" officeooo:paragraph-rsid="0038d1d8" style:font-weight-asian="normal" style:font-weight-complex="normal"/>
    </style:style>
    <style:style style:name="P136" style:family="paragraph" style:parent-style-name="Text_20_body" style:list-style-name="L12">
      <style:text-properties fo:color="#c9211e" loext:opacity="100%" officeooo:rsid="0041f861" officeooo:paragraph-rsid="0041f861"/>
    </style:style>
    <style:style style:name="P137" style:family="paragraph" style:parent-style-name="Text_20_body" style:list-style-name="L13">
      <style:text-properties officeooo:paragraph-rsid="00459e55"/>
    </style:style>
    <style:style style:name="P138" style:family="paragraph" style:parent-style-name="Text_20_body" style:list-style-name="L13">
      <style:text-properties officeooo:paragraph-rsid="004bac44"/>
    </style:style>
    <style:style style:name="P139" style:family="paragraph" style:parent-style-name="Text_20_body" style:list-style-name="L13">
      <style:text-properties officeooo:paragraph-rsid="004af3a8"/>
    </style:style>
    <style:style style:name="P140" style:family="paragraph" style:parent-style-name="Text_20_body" style:list-style-name="L13">
      <style:text-properties officeooo:rsid="004af3a8" officeooo:paragraph-rsid="004af3a8"/>
    </style:style>
    <style:style style:name="T1" style:family="text">
      <style:text-properties officeooo:rsid="00204f80"/>
    </style:style>
    <style:style style:name="T2" style:family="text">
      <style:text-properties officeooo:rsid="00250013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officeooo:rsid="0028de74"/>
    </style:style>
    <style:style style:name="T5" style:family="text">
      <style:text-properties officeooo:rsid="002a1993"/>
    </style:style>
    <style:style style:name="T6" style:family="text">
      <style:text-properties officeooo:rsid="002a5d72"/>
    </style:style>
    <style:style style:name="T7" style:family="text">
      <style:text-properties officeooo:rsid="002b75bb"/>
    </style:style>
    <style:style style:name="T8" style:family="text">
      <style:text-properties officeooo:rsid="002ced5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ced53" style:font-weight-asian="bold" style:font-weight-complex="bold"/>
    </style:style>
    <style:style style:name="T11" style:family="text">
      <style:text-properties fo:font-weight="bold" officeooo:rsid="00301ae8" style:font-weight-asian="bold" style:font-weight-complex="bold"/>
    </style:style>
    <style:style style:name="T12" style:family="text">
      <style:text-properties fo:font-weight="bold" officeooo:rsid="00320d8e" style:font-weight-asian="bold" style:font-weight-complex="bold"/>
    </style:style>
    <style:style style:name="T13" style:family="text">
      <style:text-properties fo:font-weight="bold" officeooo:rsid="0041236b" style:font-weight-asian="bold" style:font-weight-complex="bold"/>
    </style:style>
    <style:style style:name="T14" style:family="text">
      <style:text-properties fo:font-weight="bold" officeooo:rsid="004bac44" style:font-weight-asian="bold" style:font-weight-complex="bold"/>
    </style:style>
    <style:style style:name="T15" style:family="text">
      <style:text-properties fo:font-weight="bold" officeooo:rsid="004dc326" style:font-weight-asian="bold" style:font-weight-complex="bold"/>
    </style:style>
    <style:style style:name="T16" style:family="text">
      <style:text-properties fo:font-weight="bold" officeooo:rsid="002a5d72" style:font-weight-asian="bold" style:font-weight-complex="bold"/>
    </style:style>
    <style:style style:name="T17" style:family="text">
      <style:text-properties fo:font-weight="bold" officeooo:rsid="007394a6" style:font-weight-asian="bold" style:font-weight-complex="bold"/>
    </style:style>
    <style:style style:name="T18" style:family="text">
      <style:text-properties fo:font-weight="bold" officeooo:rsid="007a98b8" style:font-weight-asian="bold" style:font-weight-complex="bold"/>
    </style:style>
    <style:style style:name="T19" style:family="text">
      <style:text-properties fo:font-weight="bold" officeooo:rsid="0054788c" style:font-weight-asian="bold" style:font-weight-complex="bold"/>
    </style:style>
    <style:style style:name="T20" style:family="text">
      <style:text-properties fo:font-weight="bold" officeooo:rsid="007ce815" style:font-weight-asian="bold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4af3a8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officeooo:rsid="00655482"/>
    </style:style>
    <style:style style:name="T25" style:family="text">
      <style:text-properties style:text-underline-style="solid" style:text-underline-width="auto" style:text-underline-color="font-color" officeooo:rsid="0067feab"/>
    </style:style>
    <style:style style:name="T26" style:family="text">
      <style:text-properties style:text-underline-style="solid" style:text-underline-width="auto" style:text-underline-color="font-color" officeooo:rsid="002ced53"/>
    </style:style>
    <style:style style:name="T27" style:family="text">
      <style:text-properties style:text-underline-style="solid" style:text-underline-width="auto" style:text-underline-color="font-color" officeooo:rsid="002e0d45"/>
    </style:style>
    <style:style style:name="T28" style:family="text">
      <style:text-properties style:text-underline-style="solid" style:text-underline-width="auto" style:text-underline-color="font-color" officeooo:rsid="002f45c5"/>
    </style:style>
    <style:style style:name="T29" style:family="text">
      <style:text-properties style:text-underline-style="solid" style:text-underline-width="auto" style:text-underline-color="font-color" officeooo:rsid="007ee4f7"/>
    </style:style>
    <style:style style:name="T30" style:family="text">
      <style:text-properties style:text-underline-style="solid" style:text-underline-width="auto" style:text-underline-color="font-color" officeooo:rsid="008060c6"/>
    </style:style>
    <style:style style:name="T31" style:family="text">
      <style:text-properties style:text-underline-style="solid" style:text-underline-width="auto" style:text-underline-color="font-color" officeooo:rsid="0055238c"/>
    </style:style>
    <style:style style:name="T32" style:family="text">
      <style:text-properties officeooo:rsid="002e0d45"/>
    </style:style>
    <style:style style:name="T33" style:family="text">
      <style:text-properties officeooo:rsid="002e43a1"/>
    </style:style>
    <style:style style:name="T34" style:family="text">
      <style:text-properties officeooo:rsid="002f45c5"/>
    </style:style>
    <style:style style:name="T35" style:family="text">
      <style:text-properties officeooo:rsid="00301ae8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01ae8" style:font-weight-asian="normal" style:font-weight-complex="normal"/>
    </style:style>
    <style:style style:name="T38" style:family="text">
      <style:text-properties fo:font-weight="normal" officeooo:rsid="00320d8e" style:font-weight-asian="normal" style:font-weight-complex="normal"/>
    </style:style>
    <style:style style:name="T39" style:family="text">
      <style:text-properties fo:font-weight="normal" officeooo:rsid="002e43a1" style:font-weight-asian="normal" style:font-weight-complex="normal"/>
    </style:style>
    <style:style style:name="T40" style:family="text">
      <style:text-properties fo:font-weight="normal" officeooo:rsid="0038d1d8" style:font-weight-asian="normal" style:font-weight-complex="normal"/>
    </style:style>
    <style:style style:name="T41" style:family="text">
      <style:text-properties fo:font-weight="normal" officeooo:rsid="003baf49" style:font-weight-asian="normal" style:font-weight-complex="normal"/>
    </style:style>
    <style:style style:name="T42" style:family="text">
      <style:text-properties fo:font-weight="normal" officeooo:rsid="003aba74" style:font-weight-asian="normal" style:font-weight-complex="normal"/>
    </style:style>
    <style:style style:name="T43" style:family="text">
      <style:text-properties fo:font-weight="normal" officeooo:rsid="00560700" style:font-weight-asian="normal" style:font-weight-complex="normal"/>
    </style:style>
    <style:style style:name="T44" style:family="text">
      <style:text-properties officeooo:rsid="00320d8e"/>
    </style:style>
    <style:style style:name="T45" style:family="text">
      <style:text-properties officeooo:rsid="0034b94c"/>
    </style:style>
    <style:style style:name="T46" style:family="text">
      <style:text-properties officeooo:rsid="0038d1d8"/>
    </style:style>
    <style:style style:name="T47" style:family="text">
      <style:text-properties officeooo:rsid="003baf49"/>
    </style:style>
    <style:style style:name="T48" style:family="text">
      <style:text-properties officeooo:rsid="003c8418"/>
    </style:style>
    <style:style style:name="T49" style:family="text">
      <style:text-properties officeooo:rsid="003dec67"/>
    </style:style>
    <style:style style:name="T50" style:family="text">
      <style:text-properties officeooo:rsid="003e0555"/>
    </style:style>
    <style:style style:name="T51" style:family="text">
      <style:text-properties officeooo:rsid="003fbb7e"/>
    </style:style>
    <style:style style:name="T52" style:family="text">
      <style:text-properties officeooo:rsid="00403caf"/>
    </style:style>
    <style:style style:name="T53" style:family="text">
      <style:text-properties officeooo:rsid="0041236b"/>
    </style:style>
    <style:style style:name="T54" style:family="text">
      <style:text-properties officeooo:rsid="0044f538"/>
    </style:style>
    <style:style style:name="T55" style:family="text">
      <style:text-properties officeooo:rsid="00459e55"/>
    </style:style>
    <style:style style:name="T56" style:family="text">
      <style:text-properties officeooo:rsid="0046551a"/>
    </style:style>
    <style:style style:name="T57" style:family="text">
      <style:text-properties officeooo:rsid="00489ade"/>
    </style:style>
    <style:style style:name="T58" style:family="text">
      <style:text-properties officeooo:rsid="004af3a8"/>
    </style:style>
    <style:style style:name="T59" style:family="text">
      <style:text-properties officeooo:rsid="004bac44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4bac44" style:font-style-asian="italic" style:font-style-complex="italic"/>
    </style:style>
    <style:style style:name="T62" style:family="text">
      <style:text-properties fo:font-style="italic" officeooo:rsid="004f62ef" style:font-style-asian="italic" style:font-style-complex="italic"/>
    </style:style>
    <style:style style:name="T63" style:family="text">
      <style:text-properties fo:font-style="italic" officeooo:rsid="0054788c" style:font-style-asian="italic" style:font-style-complex="italic"/>
    </style:style>
    <style:style style:name="T64" style:family="text">
      <style:text-properties fo:font-style="italic" officeooo:rsid="0055238c" style:font-style-asian="italic" style:font-style-complex="italic"/>
    </style:style>
    <style:style style:name="T65" style:family="text">
      <style:text-properties fo:font-style="italic" officeooo:rsid="0050ee8e" style:font-style-asian="italic" style:font-style-complex="italic"/>
    </style:style>
    <style:style style:name="T66" style:family="text">
      <style:text-properties fo:font-style="italic" officeooo:rsid="005e1ee2" style:font-style-asian="italic" style:font-style-complex="italic"/>
    </style:style>
    <style:style style:name="T67" style:family="text">
      <style:text-properties fo:font-style="italic" officeooo:rsid="004af3a8" style:font-style-asian="italic" style:font-style-complex="italic"/>
    </style:style>
    <style:style style:name="T68" style:family="text">
      <style:text-properties fo:font-style="italic" officeooo:rsid="006f1040" style:font-style-asian="italic" style:font-style-complex="italic"/>
    </style:style>
    <style:style style:name="T69" style:family="text">
      <style:text-properties fo:font-style="italic" officeooo:rsid="007600a4" style:font-style-asian="italic" style:font-style-complex="italic"/>
    </style:style>
    <style:style style:name="T70" style:family="text">
      <style:text-properties fo:font-style="italic" officeooo:rsid="00778a67" style:font-style-asian="italic" style:font-style-complex="italic"/>
    </style:style>
    <style:style style:name="T71" style:family="text">
      <style:text-properties fo:font-style="italic" officeooo:rsid="00796323" style:font-style-asian="italic" style:font-style-complex="italic"/>
    </style:style>
    <style:style style:name="T72" style:family="text">
      <style:text-properties fo:font-style="italic" officeooo:rsid="002b75bb" style:font-style-asian="italic" style:font-style-complex="italic"/>
    </style:style>
    <style:style style:name="T7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4" style:family="text">
      <style:text-properties fo:font-style="italic" style:text-underline-style="none" officeooo:rsid="007600a4" style:font-style-asian="italic" style:font-style-complex="italic"/>
    </style:style>
    <style:style style:name="T75" style:family="text">
      <style:text-properties officeooo:rsid="004dc326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fo:font-weight="normal" style:font-weight-asian="normal" style:font-weight-complex="normal"/>
    </style:style>
    <style:style style:name="T78" style:family="text">
      <style:text-properties style:text-underline-style="none" officeooo:rsid="0053a99c"/>
    </style:style>
    <style:style style:name="T79" style:family="text">
      <style:text-properties style:text-underline-style="none" officeooo:rsid="005db0a7"/>
    </style:style>
    <style:style style:name="T80" style:family="text">
      <style:text-properties style:text-underline-style="none" officeooo:rsid="002b75bb"/>
    </style:style>
    <style:style style:name="T81" style:family="text">
      <style:text-properties style:text-underline-style="none" officeooo:rsid="00521c42"/>
    </style:style>
    <style:style style:name="T82" style:family="text">
      <style:text-properties style:text-underline-style="none" officeooo:rsid="00250013"/>
    </style:style>
    <style:style style:name="T83" style:family="text">
      <style:text-properties style:text-underline-style="none" officeooo:rsid="0069c4b5"/>
    </style:style>
    <style:style style:name="T84" style:family="text">
      <style:text-properties style:text-underline-style="none" officeooo:rsid="0071c409"/>
    </style:style>
    <style:style style:name="T85" style:family="text">
      <style:text-properties style:text-underline-style="none" officeooo:rsid="00750ec1"/>
    </style:style>
    <style:style style:name="T86" style:family="text">
      <style:text-properties style:text-underline-style="none" officeooo:rsid="008589d0"/>
    </style:style>
    <style:style style:name="T87" style:family="text">
      <style:text-properties officeooo:rsid="004f62ef"/>
    </style:style>
    <style:style style:name="T88" style:family="text">
      <style:text-properties officeooo:rsid="004fed44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050ee8e" style:font-style-asian="normal" style:font-style-complex="normal"/>
    </style:style>
    <style:style style:name="T91" style:family="text">
      <style:text-properties fo:font-style="normal" officeooo:rsid="005be21b" style:font-style-asian="normal" style:font-style-complex="normal"/>
    </style:style>
    <style:style style:name="T92" style:family="text">
      <style:text-properties fo:font-style="normal" officeooo:rsid="006f1040" style:font-style-asian="normal" style:font-style-complex="normal"/>
    </style:style>
    <style:style style:name="T93" style:family="text">
      <style:text-properties fo:font-style="normal" officeooo:rsid="00778a67" style:font-style-asian="normal" style:font-style-complex="normal"/>
    </style:style>
    <style:style style:name="T94" style:family="text">
      <style:text-properties fo:font-style="normal" officeooo:rsid="00790b49" style:font-style-asian="normal" style:font-style-complex="normal"/>
    </style:style>
    <style:style style:name="T95" style:family="text">
      <style:text-properties fo:font-style="normal" officeooo:rsid="007b548f" style:font-style-asian="normal" style:font-style-complex="normal"/>
    </style:style>
    <style:style style:name="T96" style:family="text">
      <style:text-properties fo:font-style="normal" officeooo:rsid="007ce815" style:font-style-asian="normal" style:font-style-complex="normal"/>
    </style:style>
    <style:style style:name="T9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778a67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7ce815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53a99c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204f80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fed44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71c409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style:font-style-asian="normal" style:font-style-complex="normal"/>
    </style:style>
    <style:style style:name="T10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7" style:family="text">
      <style:text-properties fo:font-style="normal" style:text-underline-style="solid" style:text-underline-width="auto" style:text-underline-color="font-color" officeooo:rsid="005be21b" style:font-style-asian="normal" style:font-style-complex="normal"/>
    </style:style>
    <style:style style:name="T108" style:family="text">
      <style:text-properties officeooo:rsid="00521c42"/>
    </style:style>
    <style:style style:name="T109" style:family="text">
      <style:text-properties officeooo:rsid="0054788c"/>
    </style:style>
    <style:style style:name="T110" style:family="text">
      <style:text-properties officeooo:rsid="0055238c"/>
    </style:style>
    <style:style style:name="T111" style:family="text">
      <style:text-properties officeooo:rsid="00560700"/>
    </style:style>
    <style:style style:name="T112" style:family="text">
      <style:text-properties officeooo:rsid="005815a8"/>
    </style:style>
    <style:style style:name="T113" style:family="text">
      <style:text-properties officeooo:rsid="005be21b"/>
    </style:style>
    <style:style style:name="T114" style:family="text">
      <style:text-properties officeooo:rsid="005db0a7"/>
    </style:style>
    <style:style style:name="T115" style:family="text">
      <style:text-properties officeooo:rsid="0062a5fd"/>
    </style:style>
    <style:style style:name="T116" style:family="text">
      <style:text-properties officeooo:rsid="00630b52"/>
    </style:style>
    <style:style style:name="T117" style:family="text">
      <style:text-properties officeooo:rsid="00655482"/>
    </style:style>
    <style:style style:name="T118" style:family="text">
      <style:text-properties officeooo:rsid="006885f7"/>
    </style:style>
    <style:style style:name="T119" style:family="text">
      <style:text-properties officeooo:rsid="0069c4b5"/>
    </style:style>
    <style:style style:name="T120" style:family="text">
      <style:text-properties officeooo:rsid="006bf1dc"/>
    </style:style>
    <style:style style:name="T121" style:family="text">
      <style:text-properties officeooo:rsid="006d253e"/>
    </style:style>
    <style:style style:name="T122" style:family="text">
      <style:text-properties officeooo:rsid="006e201e"/>
    </style:style>
    <style:style style:name="T123" style:family="text">
      <style:text-properties officeooo:rsid="006ed4ff"/>
    </style:style>
    <style:style style:name="T124" style:family="text">
      <style:text-properties officeooo:rsid="006f1040"/>
    </style:style>
    <style:style style:name="T125" style:family="text">
      <style:text-properties officeooo:rsid="0071c409"/>
    </style:style>
    <style:style style:name="T126" style:family="text">
      <style:text-properties fo:color="#000080" loext:opacity="100%" fo:language="zxx" fo:country="none" style:text-underline-style="solid" style:text-underline-width="auto" style:text-underline-color="font-color" officeooo:rsid="0071c409" style:language-asian="zxx" style:country-asian="none" style:language-complex="zxx" style:country-complex="none"/>
    </style:style>
    <style:style style:name="T127" style:family="text">
      <style:text-properties officeooo:rsid="0072fe53"/>
    </style:style>
    <style:style style:name="T128" style:family="text">
      <style:text-properties officeooo:rsid="00575904"/>
    </style:style>
    <style:style style:name="T129" style:family="text">
      <style:text-properties officeooo:rsid="007394a6"/>
    </style:style>
    <style:style style:name="T130" style:family="text">
      <style:text-properties officeooo:rsid="0073dd6b"/>
    </style:style>
    <style:style style:name="T131" style:family="text">
      <style:text-properties officeooo:rsid="00750ab2"/>
    </style:style>
    <style:style style:name="T132" style:family="text">
      <style:text-properties officeooo:rsid="00750ec1"/>
    </style:style>
    <style:style style:name="T133" style:family="text">
      <style:text-properties officeooo:rsid="007600a4"/>
    </style:style>
    <style:style style:name="T134" style:family="text">
      <style:text-properties officeooo:rsid="00778a67"/>
    </style:style>
    <style:style style:name="T135" style:family="text">
      <style:text-properties officeooo:rsid="00796323"/>
    </style:style>
    <style:style style:name="T136" style:family="text">
      <style:text-properties officeooo:rsid="007b548f"/>
    </style:style>
    <style:style style:name="T137" style:family="text">
      <style:text-properties officeooo:rsid="007ce815"/>
    </style:style>
    <style:style style:name="T138" style:family="text">
      <style:text-properties officeooo:rsid="007d6f79"/>
    </style:style>
    <style:style style:name="T139" style:family="text">
      <style:text-properties officeooo:rsid="007ee4f7"/>
    </style:style>
    <style:style style:name="T140" style:family="text">
      <style:text-properties officeooo:rsid="008060c6"/>
    </style:style>
    <style:style style:name="T141" style:family="text">
      <style:text-properties officeooo:rsid="008202ea"/>
    </style:style>
    <style:style style:name="T142" style:family="text">
      <style:text-properties officeooo:rsid="00835390"/>
    </style:style>
    <style:style style:name="T143" style:family="text">
      <style:text-properties officeooo:rsid="007394a6" fo:background-color="#ffff00" loext:char-shading-value="0"/>
    </style:style>
    <style:style style:name="T144" style:family="text">
      <style:text-properties officeooo:rsid="0084a03b"/>
    </style:style>
    <style:style style:name="T145" style:family="text">
      <style:text-properties officeooo:rsid="008589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PA PEDIDOS</text:p>
      <text:p text:style-name="P1"/>
      <text:h text:style-name="Heading_20_2" text:outline-level="2">Versões</text:h>
      <text:list xml:id="list727618780" text:style-name="L1">
        <text:list-item>
          <text:p text:style-name="P52"><text:bookmark text:name="docs-internal-guid-629e9cea-7fff-8215-46d2-609b484c4033"/><text:span text:style-name="T3">Linguagem:</text:span><text:span text:style-name="T2"> </text:span><text:span text:style-name="T1">PHP</text:span></text:p>
        </text:list-item>
        <text:list-item>
          <text:p text:style-name="P55"><text:span text:style-name="T2">Banco de dados </text:span><text:span text:style-name="T1">SLLEK DB</text:span></text:p>
          <text:list>
            <text:list-item>
              <text:p text:style-name="P56"><text:a xlink:type="simple" xlink:href="https://sleekdb.github.io/#/home" text:style-name="Internet_20_link" text:visited-style-name="Visited_20_Internet_20_Link">https://sleekdb.github.io/#/home</text:a></text:p>
            </text:list-item>
          </text:list>
        </text:list-item>
        <text:list-item>
          <text:p text:style-name="P57">Repositório GIT: </text:p>
          <text:list>
            <text:list-item>
              <text:p text:style-name="P57"><text:a xlink:type="simple" xlink:href="https://github.com/rgfranchi/crcease_tppa_pedidos.git" text:style-name="Internet_20_link" text:visited-style-name="Visited_20_Internet_20_Link">https://github.com/rgfranchi/crcease_tppa_pedidos.git</text:a></text:p>
            </text:list-item>
            <text:list-item>
              <text:p text:style-name="P53"><text:bookmark text:name="new-oauth-token"/><text:span text:style-name="Source_20_Text"><text:span text:style-name="T4">Token: </text:span></text:span><text:span text:style-name="Source_20_Text">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</text:span> </text:p>
            </text:list-item>
          </text:list>
        </text:list-item>
      </text:list>
      <text:h text:style-name="Heading_20_2" text:outline-level="2">Ambientes:</text:h>
      <text:list xml:id="list1924117460" text:style-name="L2">
        <text:list-item>
          <text:p text:style-name="P60">Desenvolvimento</text:p>
          <text:list>
            <text:list-item>
              <text:p text:style-name="P60">XAMP v3.2.4</text:p>
            </text:list-item>
            <text:list-item>
              <text:p text:style-name="P58"><text:span text:style-name="T1">PHP </text:span>7.2.31</text:p>
            </text:list-item>
            <text:list-item>
              <text:p text:style-name="P60">Apache 2.4.43</text:p>
            </text:list-item>
            <text:list-item>
              <text:p text:style-name="P60">URL: http://localhost/crcease_tppa_pedidos</text:p>
            </text:list-item>
          </text:list>
        </text:list-item>
        <text:list-item>
          <text:p text:style-name="P60">Produção</text:p>
          <text:list>
            <text:list-item>
              <text:p text:style-name="P60">URL: <text:a xlink:type="simple" xlink:href="http://tppa.crcease.intraer/crcease_tppa_pedidos" text:style-name="Internet_20_link" text:visited-style-name="Visited_20_Internet_20_Link">http://tppa.crcease.intraer/PRODUCAO/</text:a></text:p>
            </text:list-item>
            <text:list-item>
              <text:p text:style-name="P62">DOCKER</text:p>
            </text:list-item>
            <text:list-item>
              <text:p text:style-name="P59"><text:span text:style-name="T1">PHP </text:span>7.<text:span text:style-name="T5">3</text:span>.1<text:span text:style-name="T5">0</text:span></text:p>
            </text:list-item>
            <text:list-item>
              <text:p text:style-name="P63">Nginx</text:p>
            </text:list-item>
          </text:list>
        </text:list-item>
        <text:list-item>
          <text:p text:style-name="P64">Homologação</text:p>
          <text:list>
            <text:list-item>
              <text:p text:style-name="P61">URL: <text:a xlink:type="simple" xlink:href="http://tppa.crcease.intraer/crcease_tppa_pedidos" text:style-name="Internet_20_link" text:visited-style-name="Visited_20_Internet_20_Link">http://tppa.crcease.intraer/</text:a><text:a xlink:type="simple" xlink:href="http://tppa.crcease.intraer/crcease_tppa_pedidos" text:style-name="Internet_20_link" text:visited-style-name="Visited_20_Internet_20_Link"><text:span text:style-name="T126">HOMOLOGA</text:span></text:a><text:a xlink:type="simple" xlink:href="http://tppa.crcease.intraer/crcease_tppa_pedidos" text:style-name="Internet_20_link" text:visited-style-name="Visited_20_Internet_20_Link">/</text:a></text:p>
            </text:list-item>
          </text:list>
        </text:list-item>
      </text:list>
      <text:h text:style-name="P39" text:outline-level="2">Estrutura:</text:h>
      <text:p text:style-name="P22"><text:tab/>Utiliza <text:span text:style-name="T21">namespace</text:span><text:span text:style-name="T76"> para carregamento das classes, pasta ‘</text:span><text:span text:style-name="T84">core/</text:span><text:span text:style-name="T76">Psr’ e arquivo ‘</text:span><text:span text:style-name="T101">autoloader.php’ </text:span><text:span text:style-name="T104">para carregamento dos objetos.</text:span></text:p>
      <text:h text:style-name="P45" text:outline-level="3"><text:span text:style-name="T128">Pasta</text:span><text:span text:style-name="T127">s raiz</text:span><text:span text:style-name="T128">:</text:span></text:h>
      <text:list xml:id="list3488001413" text:style-name="L3">
        <text:list-item>
          <text:p text:style-name="P65">/app → estrutura da aplicação.</text:p>
        </text:list-item>
        <text:list-item>
          <text:p text:style-name="P65">/core →<text:span text:style-name="T125">ferramentas </text:span>d<text:span text:style-name="T125">o framework</text:span></text:p>
        </text:list-item>
        <text:list-item>
          <text:p text:style-name="P65">/<text:span text:style-name="T127">DOCUMENTOS → arquivos de documentação.</text:span></text:p>
        </text:list-item>
        <text:list-item>
          <text:p text:style-name="P65">/<text:span text:style-name="T127">tests → contem arquivos de teste (não finalizado) e manutenção do banco de dados.</text:span></text:p>
        </text:list-item>
        <text:list-item>
          <text:p text:style-name="P65"><text:soft-page-break/>/<text:span text:style-name="T127">tmp → pasta para aquivos temporários, deve ter permissão de leitura e escrita.</text:span></text:p>
        </text:list-item>
      </text:list>
      <text:h text:style-name="Heading_20_3" text:outline-level="3">Arquivos <text:span text:style-name="T127">raiz</text:span>:</text:h>
      <text:list xml:id="list775434906" text:style-name="L4">
        <text:list-item>
          <text:p text:style-name="P66"><text:span text:style-name="T16">index.php</text:span><text:span text:style-name="T6">: </text:span></text:p>
          <text:list>
            <text:list-item>
              <text:p text:style-name="P67">Primeiro arquivo a ser acessado.</text:p>
            </text:list-item>
            <text:list-item>
              <text:p text:style-name="P66"><text:span text:style-name="T6">Carrega </text:span><text:span text:style-name="T127">arquivo de configuração</text:span></text:p>
            </text:list-item>
            <text:list-item>
              <text:p text:style-name="P66"><text:span text:style-name="T127">Direciona acesso ao</text:span><text:span text:style-name="T7"> </text:span><text:span text:style-name="T75">CONTROLLER </text:span><text:span text:style-name="T127">(</text:span><text:span text:style-name="T142">o</text:span><text:span text:style-name="T127">bjeto)</text:span><text:span text:style-name="T7"> e </text:span><text:span text:style-name="T75">ACTION </text:span><text:span text:style-name="T127">(função do objeto)</text:span><text:span text:style-name="T7">.</text:span></text:p>
            </text:list-item>
          </text:list>
        </text:list-item>
        <text:list-item>
          <text:p text:style-name="P68"><text:span text:style-name="T9">config.php</text:span>: </text:p>
          <text:list>
            <text:list-item>
              <text:p text:style-name="P68"><text:span text:style-name="T127">Variáveis de configuração e</text:span> <text:span text:style-name="T75">globais</text:span>.</text:p>
            </text:list-item>
            <text:list-item>
              <text:p text:style-name="P67">Verifica ambientes de homologação, produção ou desenvolvimento.</text:p>
            </text:list-item>
          </text:list>
        </text:list-item>
      </text:list>
      <text:h text:style-name="Heading_20_3" text:outline-level="3"><text:span text:style-name="T17">Pasta </text:span><text:span text:style-name="T15">C</text:span><text:span text:style-name="T9">ORE:</text:span></text:h>
      <text:p text:style-name="P27">A pasta “/core” contem <text:span text:style-name="T127">o</text:span> código <text:span text:style-name="T129">com funcionalidades</text:span> <text:span text:style-name="T127">do framework</text:span>. <text:span text:style-name="T129">(</text:span><text:span text:style-name="T143">criar testes</text:span><text:span text:style-name="T129">)</text:span></text:p>
      <text:h text:style-name="Heading_20_4" text:outline-level="4"><text:span text:style-name="T89">Arquivos</text:span>:</text:h>
      <text:list xml:id="list1095743967" text:style-name="L5">
        <text:list-item>
          <text:p text:style-name="P69">autoloader.php → carrega classes CORE ou APP conforme <text:span text:style-name="T21">namespace</text:span>.</text:p>
        </text:list-item>
        <text:list-item>
          <text:p text:style-name="P69">basic.php → <text:span text:style-name="T131">F</text:span>unç<text:span text:style-name="T113">ões </text:span>utilizada<text:span text:style-name="T130">s</text:span> para todo o sistema.</text:p>
        </text:list-item>
        <text:list-item>
          <text:p text:style-name="P69">BasicFunctions.php → <text:span text:style-name="T130">Objeto </text:span>com funcionalidades <text:span text:style-name="T131">genéricas.</text:span></text:p>
          <text:list>
            <text:list-item>
              <text:p text:style-name="P71">permission → controla permissão de acesso</text:p>
            </text:list-item>
            <text:list-item>
              <text:p text:style-name="P71">urlController → constrói urls de acesso.</text:p>
            </text:list-item>
            <text:list-item>
              <text:p text:style-name="P71">camelToSnakeCase → converte camelcase para snackcase.</text:p>
            </text:list-item>
            <text:list-item>
              <text:p text:style-name="P71">snakeToCamelCase → converte snackcase pra camelcase.</text:p>
            </text:list-item>
            <text:list-item>
              <text:p text:style-name="P71">snakeToTextCase → subtitui snackcase pra texto com espaçõs.</text:p>
            </text:list-item>
            <text:list-item>
              <text:p text:style-name="P71">loadException → exibe mensagem de exceção.</text:p>
            </text:list-item>
            <text:list-item>
              <text:p text:style-name="P71">navbarActive →mantém na seção o valor de ativo da navbar.</text:p>
            </text:list-item>
            <text:list-item>
              <text:p text:style-name="P71">convertCommaToDot → retira vírgula e inclui ponto para formato float <text:span text:style-name="T132">(valores decimais)</text:span>.</text:p>
            </text:list-item>
            <text:list-item>
              <text:p text:style-name="P71"><text:span text:style-name="T132">c</text:span>onvertToMoneyBR → <text:span text:style-name="T132">substitui ponto por vírgula.</text:span></text:p>
            </text:list-item>
            <text:list-item>
              <text:p text:style-name="P72">convertToDateTimeBR → <text:span text:style-name="T132">Formato DIA/MÊS/ANO HORA:MINUTO:SEGUNDO.</text:span></text:p>
            </text:list-item>
            <text:list-item>
              <text:p text:style-name="P71">convertToDateTimeSystem → <text:span text:style-name="T132">Formato ANO-MÊS-DIA HORA:MINUTO:SEGUNDO </text:span></text:p>
            </text:list-item>
          </text:list>
        </text:list-item>
        <text:list-item>
          <text:p text:style-name="P70">BasicRawObject.php →interface de objetos estruturais <text:span text:style-name="T132">crus. </text:span></text:p>
          <text:list>
            <text:list-item>
              <text:p text:style-name="P70"><text:span text:style-name="T85">Utilizado para </text:span><text:span text:style-name="T21">components</text:span> e <text:span text:style-name="T21">domain</text:span><text:span text:style-name="T76">, </text:span></text:p>
            </text:list-item>
            <text:list-item>
              <text:p text:style-name="P70">getObject → <text:span text:style-name="T132">recebe objeto que esta em processamento.</text:span></text:p>
            </text:list-item>
            <text:list-item>
              <text:p text:style-name="P70">getObjectArray → <text:span text:style-name="T132">recebe objeto em formato de array</text:span></text:p>
            </text:list-item>
            <text:list-item>
              <text:p text:style-name="P70"><text:soft-page-break/>getFieldsName → <text:span text:style-name="T132">array com os campos do obejto.</text:span>;</text:p>
            </text:list-item>
            <text:list-item>
              <text:p text:style-name="P70">convertField → <text:span text:style-name="T132">executa regras de conversão dos campos.</text:span></text:p>
            </text:list-item>
            <text:list-item>
              <text:p text:style-name="P70">validateField → <text:span text:style-name="T132">executa regras de validação.</text:span></text:p>
            </text:list-item>
          </text:list>
        </text:list-item>
        <text:list-item>
          <text:p text:style-name="P69">BasicSystem.php → <text:span text:style-name="T133">Objeto</text:span> <text:span text:style-name="T133">que realiza a</text:span> instâncias das estruturas <text:span text:style-name="T133">do framework</text:span> e conversões de objetos <text:span text:style-name="T113">e </text:span>arrais.</text:p>
          <text:list>
            <text:list-item>
              <text:p text:style-name="P94"><text:span text:style-name="T73">loadDomain</text:span><text:span text:style-name="T77">: carrega dominio</text:span></text:p>
            </text:list-item>
            <text:list-item>
              <text:p text:style-name="P94"><text:span text:style-name="T73">loadComponent</text:span><text:span text:style-name="T77">: carrega componente</text:span></text:p>
            </text:list-item>
            <text:list-item>
              <text:p text:style-name="P94"><text:span text:style-name="T60">loadBasicStores</text:span>: carrega classes Store<text:span text:style-name="T87"> (banco de dados) genérica.</text:span></text:p>
            </text:list-item>
            <text:list-item>
              <text:p text:style-name="P94"><text:span text:style-name="T62">l</text:span><text:span text:style-name="T60">oadStores</text:span>: <text:span text:style-name="T87">Inicializa classe Store definida na pasta “store”.</text:span></text:p>
            </text:list-item>
            <text:list-item>
              <text:p text:style-name="P94"><text:span text:style-name="T60">loadService</text:span>: <text:span text:style-name="T87">Inicializa classe Services definida na pasta “service”.</text:span></text:p>
            </text:list-item>
            <text:list-item>
              <text:p text:style-name="P94"><text:span text:style-name="T60">instantiateClass</text:span>: <text:span text:style-name="T87">Inicializa classe genérica, utilizada diretamente pela outras funcionalidades </text:span><text:span text:style-name="T69">load</text:span><text:span text:style-name="T74">&lt;nome&gt;</text:span><text:span text:style-name="T87">.</text:span></text:p>
            </text:list-item>
            <text:list-item>
              <text:p text:style-name="P94"><text:span text:style-name="T60">arrayToObject</text:span>: <text:span text:style-name="T87">Converte </text:span><text:span text:style-name="T133">recursivamente</text:span><text:span text:style-name="T87"> arra</text:span><text:span text:style-name="T133">i</text:span><text:span text:style-name="T87"> para objeto.</text:span></text:p>
            </text:list-item>
            <text:list-item>
              <text:p text:style-name="P73"><text:span text:style-name="T66">o</text:span><text:span text:style-name="T60">bjectToArray:</text:span> <text:span text:style-name="T87">Converte </text:span><text:span text:style-name="T133">recursivamente</text:span><text:span text:style-name="T87"> objeto para arra</text:span><text:span text:style-name="T133">i</text:span></text:p>
            </text:list-item>
          </text:list>
        </text:list-item>
      </text:list>
      <text:h text:style-name="Heading_20_3" text:outline-level="3">Subpastas</text:h>
      <text:list xml:id="list3922710027" text:style-name="L6">
        <text:list-item>
          <text:p text:style-name="P95"><text:span text:style-name="T119">c</text:span>omponent</text:p>
          <text:list>
            <text:list-item>
              <text:p text:style-name="P96">BasicComponent.php: <text:span text:style-name="T129">F</text:span>unções genéricas dos componentes.</text:p>
              <text:list>
                <text:list-item>
                  <text:p text:style-name="P97">Estende e implementa BasicRawObject.</text:p>
                </text:list-item>
              </text:list>
            </text:list-item>
          </text:list>
        </text:list-item>
        <text:list-item>
          <text:p text:style-name="P95"><text:span text:style-name="T119">c</text:span>ontroller</text:p>
          <text:list>
            <text:list-item>
              <text:p text:style-name="P102">BasicController.php: <text:span text:style-name="T134">Objeto com</text:span> funções <text:span text:style-name="T134">auxiliares na execução do</text:span> <text:span text:style-name="T60">controller</text:span>.</text:p>
              <text:list>
                <text:list-item>
                  <text:p text:style-name="P110"><text:span text:style-name="T60">loadBasicMapper: </text:span><text:span text:style-name="T96">carrega funcionalidade “../mapper/</text:span><text:span text:style-name="T100">BasicMapper.php”</text:span></text:p>
                </text:list-item>
                <text:list-item>
                  <text:p text:style-name="P122">loadMapper: <text:span text:style-name="T97">carrega </text:span><text:span text:style-name="T98">objeto </text:span><text:span text:style-name="T99">da pasta </text:span><text:span text:style-name="T97">“../</text:span><text:span text:style-name="T99">app/</text:span><text:span text:style-name="T97">mapper/”, </text:span><text:span text:style-name="T99">para</text:span><text:span text:style-name="T97"> operações </text:span><text:span text:style-name="T98">e</text:span><text:span text:style-name="T99">s</text:span><text:span text:style-name="T98">pecíficas nas conversões do </text:span><text:span text:style-name="T97">mapeamento.</text:span></text:p>
                </text:list-item>
                <text:list-item>
                  <text:p text:style-name="P111"><text:span text:style-name="T60">loadView:</text:span><text:span text:style-name="T89"> </text:span><text:span text:style-name="T90">carrega classe </text:span><text:span text:style-name="T65">BasicView</text:span><text:span text:style-name="T90"> com a view </text:span><text:span text:style-name="T94">(pasta)</text:span><text:span text:style-name="T90"> especifica.</text:span></text:p>
                </text:list-item>
              </text:list>
            </text:list-item>
          </text:list>
        </text:list-item>
        <text:list-item>
          <text:p text:style-name="P95"><text:span text:style-name="T119">d</text:span>omain</text:p>
          <text:list>
            <text:list-item>
              <text:p text:style-name="P103">BasicDomain.php: <text:span text:style-name="T135">Realiza operações no banco de dados com objetos </text:span><text:span text:style-name="T71">domain. A </text:span>execução <text:span text:style-name="T135">é realizada sequencialmente de acordo com a operação.</text:span></text:p>
              <text:list>
                <text:list-item>
                  <text:p text:style-name="P105">Estende e implementa a classe <text:s/><text:span text:style-name="T134">BasicRawObject.</text:span></text:p>
                </text:list-item>
                <text:list-item>
                  <text:p text:style-name="P74"><text:span text:style-name="T60">convertFieldCreate</text:span>: <text:span text:style-name="T136">converte</text:span><text:span text:style-name="T135"> </text:span><text:span text:style-name="T136">ao</text:span><text:span text:style-name="T135"> </text:span><text:span text:style-name="T18">criar</text:span><text:span text:style-name="T135"> registro, </text:span><text:span text:style-name="T136">para cada campo do objeto</text:span><text:span text:style-name="T135">.</text:span></text:p>
                </text:list-item>
                <text:list-item>
                  <text:p text:style-name="P74"><text:span text:style-name="T60">convertFieldUpdate</text:span>: <text:span text:style-name="T136">converte</text:span><text:span text:style-name="T135"> </text:span><text:span text:style-name="T136">ao</text:span><text:span text:style-name="T135"> </text:span><text:span text:style-name="T18">atualizar</text:span><text:span text:style-name="T135"> registro, </text:span><text:span text:style-name="T136">para cada campo do objeto</text:span><text:span text:style-name="T135">.</text:span></text:p>
                </text:list-item>
                <text:list-item>
                  <text:p text:style-name="P74"><text:span text:style-name="T60">validateFieldCreate</text:span>: <text:span text:style-name="T136">valida</text:span><text:span text:style-name="T135"> </text:span><text:span text:style-name="T136">ao</text:span><text:span text:style-name="T135"> </text:span><text:span text:style-name="T18">criar</text:span><text:span text:style-name="T135"> registro, </text:span><text:span text:style-name="T136">para cada campo do objeto</text:span><text:span text:style-name="T135">.</text:span></text:p>
                </text:list-item>
                <text:list-item>
                  <text:p text:style-name="P74"><text:span text:style-name="T60">validateFieldUpdate</text:span>: <text:span text:style-name="T136">valida</text:span><text:span text:style-name="T135"> </text:span><text:span text:style-name="T136">ao</text:span><text:span text:style-name="T135"> </text:span><text:span text:style-name="T18">atualizar</text:span><text:span text:style-name="T135"> registro, </text:span><text:span text:style-name="T136">para cada campo do objeto</text:span><text:span text:style-name="T135">.</text:span></text:p>
                </text:list-item>
                <text:list-item>
                  <text:p text:style-name="P74"><text:span text:style-name="T60">convertField</text:span>: <text:span text:style-name="T136">converte</text:span><text:span text:style-name="T135"> registro, </text:span><text:span text:style-name="T136">para cada campo do objeto</text:span>.</text:p>
                </text:list-item>
                <text:list-item>
                  <text:p text:style-name="P74"><text:soft-page-break/><text:span text:style-name="T60">validateField</text:span>: <text:span text:style-name="T136">valida</text:span><text:span text:style-name="T135"> registro, </text:span><text:span text:style-name="T136">para cada campo do objeto</text:span>.</text:p>
                </text:list-item>
                <text:list-item>
                  <text:p text:style-name="P75"><text:span text:style-name="T60">beforeSave</text:span>: ação executada antes de salv<text:span text:style-name="T136">a</text:span>r.</text:p>
                </text:list-item>
                <text:list-item>
                  <text:p text:style-name="P112"><text:span text:style-name="T60">beforeDelete</text:span><text:span text:style-name="T89">: ação executada antes de </text:span><text:span text:style-name="T95">excluir</text:span><text:span text:style-name="T89">.</text:span></text:p>
                </text:list-item>
              </text:list>
            </text:list-item>
          </text:list>
        </text:list-item>
        <text:list-item>
          <text:p text:style-name="P95"><text:span text:style-name="T119">m</text:span>apper</text:p>
          <text:list>
            <text:list-item>
              <text:p text:style-name="P106">BasicMapper.php → Carrega objetos de <text:span text:style-name="T72">domain</text:span><text:span text:style-name="T7">, </text:span><text:span text:style-name="T60">component</text:span> e <text:span text:style-name="T60">store </text:span><text:span text:style-name="T96">(Opcional)</text:span>, realiza a junção e conversão de um objeto para outro.<text:span text:style-name="T112"> </text:span></text:p>
              <text:list>
                <text:list-item>
                  <text:p text:style-name="P54"><text:span text:style-name="T96">C</text:span><text:span text:style-name="T89">riar </text:span><text:span text:style-name="T93">objeto</text:span><text:span text:style-name="T89"> genéric</text:span><text:span text:style-name="T93">o</text:span><text:span text:style-name="T89"> </text:span><text:span text:style-name="T93">de conversão entre</text:span><text:span text:style-name="T89"> </text:span><text:span text:style-name="T70">domain</text:span><text:span text:style-name="T89"> </text:span><text:span text:style-name="T93">e</text:span><text:span text:style-name="T89"> </text:span><text:span text:style-name="T60">componente</text:span><text:span text:style-name="T89">.</text:span></text:p>
                  <text:list>
                    <text:list-item>
                      <text:p text:style-name="P108"><text:span text:style-name="T89">Instancia objeto na variável &lt;Domain&gt;_map_&lt;Component&gt; </text:span><text:span text:style-name="T96">utiliza </text:span><text:span text:style-name="T89">snackcase.</text:span></text:p>
                    </text:list-item>
                  </text:list>
                </text:list-item>
                <text:list-item>
                  <text:p text:style-name="P115"><text:span text:style-name="T60">component</text:span>: <text:span text:style-name="T109">carrega </text:span><text:span text:style-name="T19">componente</text:span><text:span text:style-name="T109"> </text:span><text:span text:style-name="T137">preenchido</text:span><text:span text:style-name="T109"> </text:span><text:span text:style-name="T137">com valores de</text:span><text:span text:style-name="T109"> store.</text:span></text:p>
                </text:list-item>
                <text:list-item>
                  <text:p text:style-name="P116"><text:span text:style-name="T63">d</text:span><text:span text:style-name="T60">omain</text:span>: <text:span text:style-name="T109">carrega </text:span><text:span text:style-name="T20">domain</text:span><text:span text:style-name="T109"> </text:span><text:span text:style-name="T137">preenchido</text:span><text:span text:style-name="T109"> </text:span><text:span text:style-name="T137">com valores de</text:span><text:span text:style-name="T109"> store.</text:span></text:p>
                </text:list-item>
                <text:list-item>
                  <text:p text:style-name="P115"><text:span text:style-name="T63">g</text:span><text:span text:style-name="T60">etStore</text:span>: <text:span text:style-name="T109">retorna store em execução.</text:span></text:p>
                </text:list-item>
                <text:list-item>
                  <text:p text:style-name="P115"><text:span text:style-name="T60">verifyValue</text:span>: <text:span text:style-name="T109">verifica o tipo de objeto tramitado </text:span><text:span text:style-name="T137">é</text:span><text:span text:style-name="T109"> arra</text:span><text:span text:style-name="T137">i</text:span><text:span text:style-name="T109"> ou objeto.</text:span></text:p>
                </text:list-item>
                <text:list-item>
                  <text:p text:style-name="P115"><text:span text:style-name="T63">m</text:span><text:span text:style-name="T60">apper</text:span>: <text:span text:style-name="T109">realiza a conversão de um objeto </text:span><text:span text:style-name="T137">em</text:span><text:span text:style-name="T109"> outro objeto, </text:span><text:span text:style-name="T137">comparando a existência das variáveis</text:span><text:span text:style-name="T109">.</text:span></text:p>
                </text:list-item>
                <text:list-item>
                  <text:p text:style-name="P115"><text:span text:style-name="T60">getDomain</text:span>: <text:span text:style-name="T137">retorna</text:span><text:span text:style-name="T109"> domínio instanciado.</text:span></text:p>
                </text:list-item>
                <text:list-item>
                  <text:p text:style-name="P107"><text:span text:style-name="T60">getComponent</text:span>: <text:span text:style-name="T137">retorna</text:span><text:span text:style-name="T109"> componente instanciado.</text:span></text:p>
                </text:list-item>
              </text:list>
            </text:list-item>
          </text:list>
        </text:list-item>
        <text:list-item>
          <text:p text:style-name="P98"><text:span text:style-name="T21">Psr</text:span> → <text:span text:style-name="T112">Ferramenta para carregamento dos objetos.</text:span></text:p>
          <text:list>
            <text:list-item>
              <text:p text:style-name="P99">autoloader.php → carrega os objetos <text:span text:style-name="T138">do framework com auxilio do</text:span> Psr</text:p>
            </text:list-item>
            <text:list-item>
              <text:p text:style-name="P99">Psr.php → <text:span text:style-name="T138">Interfaces para carregamento dos objetos </text:span><text:span text:style-name="T139">do framework utilizando o </text:span><text:span text:style-name="T29">namespace</text:span><text:span text:style-name="T138">.</text:span></text:p>
            </text:list-item>
          </text:list>
        </text:list-item>
        <text:list-item>
          <text:p text:style-name="P95"><text:span text:style-name="T119">s</text:span>tore</text:p>
          <text:list>
            <text:list-item>
              <text:p text:style-name="P99">BasicStore.php →<text:span text:style-name="T139">Execução</text:span> CRUD <text:span text:style-name="T139">(Create, Read, Update e Delete)</text:span> do banco de dados.</text:p>
              <text:list>
                <text:list-item>
                  <text:p text:style-name="P113"><text:span text:style-name="T60">create</text:span>: <text:span text:style-name="T110">cria registo.</text:span></text:p>
                </text:list-item>
                <text:list-item>
                  <text:p text:style-name="P113"><text:span text:style-name="T64">u</text:span><text:span text:style-name="T60">pdate</text:span>: <text:span text:style-name="T110">atualiza registro.</text:span></text:p>
                </text:list-item>
                <text:list-item>
                  <text:p text:style-name="P113"><text:span text:style-name="T60">create_update_object</text:span>: <text:span text:style-name="T110">cria ou atualiza registro, depende de existir a chave “_id”</text:span></text:p>
                </text:list-item>
                <text:list-item>
                  <text:p text:style-name="P113"><text:span text:style-name="T60">save</text:span>: <text:span text:style-name="T110">salva se não existir _id ou atualiza se existir.</text:span></text:p>
                </text:list-item>
                <text:list-item>
                  <text:p text:style-name="P113"><text:span text:style-name="T60">saveAll</text:span>: <text:span text:style-name="T110">executa em um arra</text:span><text:span text:style-name="T140">i</text:span><text:span text:style-name="T110"> a operação </text:span><text:span text:style-name="T30">save</text:span><text:span text:style-name="T110">.</text:span></text:p>
                </text:list-item>
                <text:list-item>
                  <text:p text:style-name="P113"><text:span text:style-name="T64">f</text:span><text:span text:style-name="T60">indBy</text:span>: <text:span text:style-name="T110">busca por uma condição </text:span><text:span text:style-name="T140">(SleekDB)</text:span><text:span text:style-name="T110">.</text:span></text:p>
                </text:list-item>
                <text:list-item>
                  <text:p text:style-name="P114"><text:span text:style-name="T60">findById</text:span>: <text:span text:style-name="T110">busca pelo registro “_id” </text:span><text:span text:style-name="T140">(SleekDB)</text:span></text:p>
                </text:list-item>
                <text:list-item>
                  <text:p text:style-name="P113"><text:span text:style-name="T60">delete</text:span>: <text:span text:style-name="T110">Exclui registro </text:span><text:span text:style-name="T140">pelo “_id”</text:span><text:span text:style-name="T110">.</text:span></text:p>
                </text:list-item>
                <text:list-item>
                  <text:p text:style-name="P114"><text:span text:style-name="T60">findAll</text:span>: <text:span text:style-name="T110">busca todos os registro do </text:span><text:span text:style-name="T140">banco de dados (SleekDB)</text:span><text:span text:style-name="T110">.</text:span></text:p>
                </text:list-item>
                <text:list-item>
                  <text:p text:style-name="P113"><text:span text:style-name="T60">emptyValues</text:span>: <text:span text:style-name="T110">recebe objeto vazio.</text:span></text:p>
                </text:list-item>
                <text:list-item>
                  <text:p text:style-name="P113"><text:span text:style-name="T60">loadObject</text:span>: <text:span text:style-name="T110">c</text:span><text:span text:style-name="T140">a</text:span><text:span text:style-name="T110">rrega objeto para o </text:span><text:span text:style-name="T31">dominio</text:span><text:span text:style-name="T110">.</text:span></text:p>
                </text:list-item>
                <text:list-item>
                  <text:p text:style-name="P113"><text:soft-page-break/><text:span text:style-name="T60">getStore</text:span>: <text:span text:style-name="T110">recebe objeto </text:span><text:span text:style-name="T30">store</text:span><text:span text:style-name="T110"> instanciado.</text:span></text:p>
                </text:list-item>
                <text:list-item>
                  <text:p text:style-name="P104"><text:span text:style-name="T60">getDomain</text:span>: <text:span text:style-name="T110">recebe objeto </text:span><text:span text:style-name="T30">domain</text:span><text:span text:style-name="T110"> instanciado.</text:span></text:p>
                </text:list-item>
              </text:list>
            </text:list-item>
          </text:list>
        </text:list-item>
        <text:list-item>
          <text:p text:style-name="P95"><text:span text:style-name="T119">v</text:span>iew</text:p>
          <text:list>
            <text:list-item>
              <text:p text:style-name="P99">BasicView.php → Carrega funcionalidades da view.</text:p>
              <text:list>
                <text:list-item>
                  <text:p text:style-name="P99">setData → <text:span text:style-name="T141">inclui valores para exibir na view.</text:span></text:p>
                </text:list-item>
                <text:list-item>
                  <text:p text:style-name="P100">getData → valores de GET ou/e POST.</text:p>
                </text:list-item>
                <text:list-item>
                  <text:p text:style-name="P100">dataGet → retorna apenas GET.</text:p>
                </text:list-item>
                <text:list-item>
                  <text:p text:style-name="P100">dataPost → retorna apenas POST.</text:p>
                </text:list-item>
                <text:list-item>
                  <text:p text:style-name="P100">render → executa a renderização dos arquivos do “<text:span text:style-name="T60">../app/view/template”</text:span>.</text:p>
                </text:list-item>
                <text:list-item>
                  <text:p text:style-name="P100">setTitle → inclui valor na variável ‘<text:span text:style-name="T60">title</text:span>’</text:p>
                </text:list-item>
                <text:list-item>
                  <text:p text:style-name="P100">redirect → redireciona página.</text:p>
                </text:list-item>
                <text:list-item>
                  <text:p text:style-name="P100">reloadHistory → retorna para página anterior.</text:p>
                </text:list-item>
                <text:list-item>
                  <text:p text:style-name="P100">download → executa download de arquivo.</text:p>
                </text:list-item>
                <text:list-item>
                  <text:p text:style-name="P100">action → carrega a ação para o controle e função, responde com exceção se não possuir autorização.</text:p>
                </text:list-item>
              </text:list>
            </text:list-item>
          </text:list>
        </text:list-item>
      </text:list>
      <text:h text:style-name="P40" text:outline-level="2">APP</text:h>
      <text:p text:style-name="P28">A pasta “/app” contem os códigos que utiliza recursos do CORE para construção da aplicação.</text:p>
      <text:p text:style-name="P21">Subpastas:</text:p>
      <text:list xml:id="list47195081" text:style-name="L7">
        <text:list-item>
          <text:p text:style-name="P124"><text:span text:style-name="T107">component</text:span><text:span text:style-name="T91"> → implantação dos componentes.</text:span></text:p>
          <text:list>
            <text:list-item>
              <text:p text:style-name="P85">Objetos que mant<text:span text:style-name="T144">er</text:span> a <text:span text:style-name="T144">estrutura</text:span> <text:span text:style-name="T144">das interfaces de saída (Ex.: view/planilha)</text:span>. </text:p>
            </text:list-item>
            <text:list-item>
              <text:p text:style-name="P88">&lt;<text:span text:style-name="T7">nome&gt;Component.php: </text:span><text:span text:style-name="T88">deve estender BasicComponent.php </text:span><text:span text:style-name="T114">do CORE.</text:span></text:p>
            </text:list-item>
            <text:list-item>
              <text:p text:style-name="P123"><text:span text:style-name="T106">helper</text:span>:<text:span text:style-name="T105"> (pasta) contem funções auxiliares comum a mais de um </text:span><text:span text:style-name="T106">component</text:span><text:span text:style-name="T105">.</text:span></text:p>
              <text:list>
                <text:list-item>
                  <text:p text:style-name="P125"><text:span text:style-name="T102">&lt;nome&gt;</text:span><text:span text:style-name="T103">Helper</text:span><text:span text:style-name="T102">.php</text:span></text:p>
                </text:list-item>
              </text:list>
            </text:list-item>
          </text:list>
        </text:list-item>
        <text:list-item>
          <text:p text:style-name="P85"><text:span text:style-name="T21">controller → </text:span>Objetos <text:span text:style-name="T145">utilizado </text:span><text:span text:style-name="T144">como ponte, </text:span>recebem solicitaç<text:span text:style-name="T144">ões (index.php), </text:span><text:span text:style-name="T145">realiza ação</text:span><text:span text:style-name="T144"> e redireciona</text:span>.</text:p>
          <text:list>
            <text:list-item>
              <text:p text:style-name="P89"><text:span text:style-name="T76">&lt;nome&gt;Controller.php: </text:span><text:span text:style-name="T78">deve estender BasicController </text:span><text:span text:style-name="T79">do CORE.</text:span></text:p>
            </text:list-item>
            <text:list-item>
              <text:p text:style-name="P90"><text:span text:style-name="T76">O construtor pode carregar componentes disponíveis no BasicController.</text:span></text:p>
            </text:list-item>
          </text:list>
        </text:list-item>
        <text:list-item>
          <text:p text:style-name="P86"><text:span text:style-name="T24">d</text:span><text:span text:style-name="T21">omain</text:span> → <text:span text:style-name="T117">Objetos com a </text:span><text:span text:style-name="T80">estrutura </text:span><text:span text:style-name="T81">de</text:span><text:span text:style-name="T80"> Stores (tabelas/</text:span><text:span text:style-name="T81">documentos</text:span><text:span text:style-name="T80">) do banco de dados (SleekDB)</text:span><text:span text:style-name="T82">. </text:span></text:p>
          <text:list>
            <text:list-item>
              <text:p text:style-name="P81">&lt;<text:span text:style-name="T7">nome&gt;Domain.php: </text:span><text:span text:style-name="T108">deve estender o BasicDomain.php.</text:span></text:p>
            </text:list-item>
            <text:list-item>
              <text:p text:style-name="P84">Utilizar funções de ‘BasicDomain’ para tratar conversões e validações campo a campo.</text:p>
            </text:list-item>
          </text:list>
        </text:list-item>
        <text:list-item>
          <text:p text:style-name="P91"><text:span text:style-name="T115">m</text:span>apper<text:span text:style-name="T76"> → </text:span><text:span text:style-name="T86">Realiza a conversão dos dados instanciados entre objetos Domain e Componente.</text:span></text:p>
          <text:list>
            <text:list-item>
              <text:p text:style-name="P76"><text:soft-page-break/>&lt;<text:span text:style-name="T7">domain&gt;Map</text:span>&lt;<text:span text:style-name="T7">component</text:span>&gt;<text:span text:style-name="T7">Mapper</text:span>.php: <text:span text:style-name="T109">deve estender Basic</text:span><text:span text:style-name="T116">Mapper</text:span><text:span text:style-name="T109">.</text:span></text:p>
            </text:list-item>
            <text:list-item>
              <text:p text:style-name="P80">Obs: A função “loadBasicMapper” de BasicController constrói a função automaticamente.</text:p>
            </text:list-item>
          </text:list>
        </text:list-item>
        <text:list-item>
          <text:p text:style-name="P87"><text:span text:style-name="T25">s</text:span><text:span text:style-name="T21">ervice</text:span>: <text:span text:style-name="T118">S</text:span><text:span text:style-name="T80">erviços compartilhados entre funcionalidades.</text:span></text:p>
          <text:list>
            <text:list-item>
              <text:p text:style-name="P77">&lt;nome&gt;Service.php: <text:span text:style-name="T110">Pode estender BasicSystem para absorver funcionalidades do sistema.</text:span></text:p>
            </text:list-item>
          </text:list>
        </text:list-item>
        <text:list-item>
          <text:p text:style-name="P87"><text:span text:style-name="T21">store</text:span>: <text:span text:style-name="T118">R</text:span><text:span text:style-name="T80">ealiza operações no banco de dados </text:span><text:span text:style-name="T81">Create, Read, Update e Delete (CRUD)</text:span><text:span text:style-name="T80">.</text:span></text:p>
          <text:list>
            <text:list-item>
              <text:p text:style-name="P78">&lt;nome&gt;Store.php: <text:span text:style-name="T110">deve estender </text:span><text:span text:style-name="T108">BasicStore.</text:span><text:span text:style-name="T110">php</text:span></text:p>
            </text:list-item>
          </text:list>
        </text:list-item>
        <text:list-item>
          <text:p text:style-name="P91">vendor:<text:span text:style-name="T76"> </text:span><text:span text:style-name="T83">Aplicação de terceiros.</text:span></text:p>
          <text:list>
            <text:list-item>
              <text:p text:style-name="P93">PhpSpreadsheet:<text:span text:style-name="T77"> Ferramenta para execução de planilhas.</text:span></text:p>
            </text:list-item>
            <text:list-item>
              <text:p text:style-name="P93"><text:span text:style-name="T36">SleekDB</text:span><text:span text:style-name="T77">: Ferramenta para manipulação do banco de dados.</text:span></text:p>
            </text:list-item>
          </text:list>
        </text:list-item>
        <text:list-item>
          <text:p text:style-name="P92">view:<text:span text:style-name="T76"> </text:span><text:span text:style-name="T80">arquivos que renderiza a informação na tela.</text:span></text:p>
          <text:list>
            <text:list-item>
              <text:p text:style-name="P117"><text:span text:style-name="T23">default</text:span><text:span text:style-name="T9">:</text:span><text:span text:style-name="T36"> pasta com conteúdo comum a mais de uma view.</text:span></text:p>
            </text:list-item>
            <text:list-item>
              <text:p text:style-name="P117"><text:span text:style-name="T23">exception</text:span><text:span text:style-name="T9">:</text:span><text:span text:style-name="T36"> telas de exceções do sistema.<text:tab/></text:span></text:p>
            </text:list-item>
            <text:list-item>
              <text:p text:style-name="P82"><text:span text:style-name="T21">template</text:span><text:span text:style-name="T9">:</text:span> contém arquivos que compõe o template (css, js, img, vendor)</text:p>
              <text:list>
                <text:list-item>
                  <text:p text:style-name="P109">body_end.php: rodapé genérico da página</text:p>
                </text:list-item>
                <text:list-item>
                  <text:p text:style-name="P109">body_start.php: cabeçalho da página.</text:p>
                </text:list-item>
                <text:list-item>
                  <text:p text:style-name="P109">config_template.php: mantem configurações do template o menu da aplicação esta neste arquivo.</text:p>
                </text:list-item>
                <text:list-item>
                  <text:p text:style-name="P119"><text:span text:style-name="T8">t</text:span>emplate<text:span text:style-name="T43">.php</text:span>: template carregado pelo site</text:p>
                </text:list-item>
                <text:list-item>
                  <text:p text:style-name="P118">header<text:span text:style-name="T36">.php</text:span>: cabeçalho da página.</text:p>
                </text:list-item>
                <text:list-item>
                  <text:p text:style-name="P83">sidebar.php: barra de menu.</text:p>
                </text:list-item>
              </text:list>
            </text:list-item>
            <text:list-item>
              <text:p text:style-name="P83"><text:span text:style-name="T7">&lt;</text:span><text:span text:style-name="T8">nome&gt;: pasta com o nome da view, arquivos que será </text:span>executado<text:span text:style-name="T8">.</text:span><text:tab/></text:p>
            </text:list-item>
          </text:list>
        </text:list-item>
        <text:list-item>
          <text:p text:style-name="P120"><text:span text:style-name="T23">test</text:span><text:span text:style-name="T36">: testes da aplicação. (não implementado)</text:span></text:p>
          <text:list>
            <text:list-item>
              <text:p text:style-name="P79"><text:span text:style-name="T36">bootstrap</text:span>: alimenta banco de dados para teste. </text:p>
              <text:list>
                <text:list-item>
                  <text:p text:style-name="P121">Start.php: <text:span text:style-name="T111">inclui valores no banco de dados.</text:span></text:p>
                </text:list-item>
                <text:list-item>
                  <text:p text:style-name="P79">deleteAll.php: <text:span text:style-name="T111">exclui todo banco de dados.</text:span><text:span text:style-name="T120">(</text:span><text:a xlink:type="simple" xlink:href="http://localhost/crcease_tppa_pedidos/tests/bootstrap/deleteAll.php" text:style-name="Internet_20_link" text:visited-style-name="Visited_20_Internet_20_Link"><text:span text:style-name="T111">http://localhost/crcease_tppa_pedidos/tests/bootstrap/deleteAll.php</text:span></text:a><text:span text:style-name="T120">)</text:span></text:p>
                </text:list-item>
              </text:list>
            </text:list-item>
          </text:list>
        </text:list-item>
      </text:list>
      <text:h text:style-name="P46" text:outline-level="3">DOCUMENTOS</text:h>
      <text:p text:style-name="P23">Documentos do sistema.</text:p>
      <text:h text:style-name="P47" text:outline-level="3">DATA_BASE_TPPA</text:h>
      <text:p text:style-name="P24">Pasta externa a aplicação que mantém arquivos dos registros do banco de dados.</text:p>
      <text:p text:style-name="P25"><text:soft-page-break/></text:p>
      <text:p text:style-name="P18"/>
      <text:p text:style-name="P19"/>
      <text:p text:style-name="P20"/>
      <text:p text:style-name="P17"/>
      <text:p text:style-name="P17"/>
      <text:h text:style-name="Heading_20_2" text:outline-level="2">Nomenclatura:</text:h>
      <text:h text:style-name="P48" text:outline-level="3">Pastas <text:span text:style-name="T32">e arquivos: funcionalidades</text:span></text:h>
      <text:p text:style-name="P4"><text:span text:style-name="T8"><text:tab/>Cada funcionalidade do sistema é uma </text:span><text:span text:style-name="T10">pasta</text:span><text:span text:style-name="T8"> e os tipos da funcionalidade </text:span><text:span text:style-name="T121">são executadas </text:span><text:span text:style-name="T8">em arquivos que recebe como </text:span><text:span text:style-name="T10">sufixo</text:span><text:span text:style-name="T8"> do nome da funcionalidade, </text:span><text:span text:style-name="T26">exceto a view</text:span><text:span text:style-name="T8">, onde o tipo é o </text:span><text:span text:style-name="T122">próprio</text:span><text:span text:style-name="T8"> nome da pasta.</text:span></text:p>
      <text:p text:style-name="P2"><text:tab/>Ex: Controle de <text:span text:style-name="T9">pessoal</text:span> está na pasta <text:span text:style-name="T21">controller</text:span> e recebe como nome do arquivo PessoalController.php.</text:p>
      <text:h text:style-name="Heading_20_3" text:outline-level="3">Arquivos <text:span text:style-name="T122">Basic (core)</text:span></text:h>
      <text:p text:style-name="P3"><text:tab/>Arquivos com prefixo Basic&lt;nome da funcionalidade&gt;.php contem a classe <text:span text:style-name="T32">básica da funcionalidade.</text:span></text:p>
      <text:p text:style-name="P3"><text:tab/><text:span text:style-name="T32">D</text:span>eve ser estendida <text:span text:style-name="T122">para cada</text:span> <text:span text:style-name="T32">funcionalidades </text:span><text:span text:style-name="T122">referênciada</text:span><text:span text:style-name="T32">.</text:span></text:p>
      <text:p text:style-name="P3"><text:tab/><text:span text:style-name="T32">Instanciada quando é uma funcionalidade padrão.</text:span></text:p>
      <text:h text:style-name="Heading_20_3" text:outline-level="3">Inst<text:span text:style-name="T32">ânc</text:span>ias automatizadas.</text:h>
      <text:p text:style-name="Text_20_body"><text:tab/><text:span text:style-name="T32">Quando o uma classe é instanciada </text:span><text:span text:style-name="T122">g</text:span><text:span text:style-name="T32">erada </text:span><text:span text:style-name="T122">a instancia em uma</text:span><text:span text:style-name="T32"> variável de mesmo nome com a substituição de </text:span><text:span text:style-name="T27">uppercase</text:span><text:span text:style-name="T32"> </text:span><text:span text:style-name="T33">por</text:span><text:span text:style-name="T32"> </text:span><text:span text:style-name="T27">lowercase</text:span><text:span text:style-name="T32"> sem o nome da funcionalidade.</text:span></text:p>
      <text:p text:style-name="Text_20_body"><text:tab/><text:span text:style-name="T32">Ex: PessoalMapPessoalFormMapper = pessoal_map_pessoal_form</text:span></text:p>
      <text:h text:style-name="P37" text:outline-level="1">Funcionalidade de framework</text:h>
      <text:p text:style-name="P5"><text:tab/>O framework foi elaborado com base na estrutura MVC (Model, View, Controller)</text:p>
      <text:h text:style-name="Heading_20_3" text:outline-level="3">BasicSystem.<text:span text:style-name="T34">php</text:span></text:h>
      <text:p text:style-name="Text_20_body"><text:tab/><text:span text:style-name="T122">Localizada no CORE,</text:span><text:span text:style-name="T33"> compartilha funcionalidades básica do sistema e realiza o carregamento das principais estruturas do sistema.</text:span></text:p>
      <text:p text:style-name="Text_20_body"><text:tab/><text:span text:style-name="T33">Métodos: loadDomain / loadComponent / loadBasicStore / loadStore / loadService / instantieteClass.</text:span></text:p>
      <text:h text:style-name="P41" text:outline-level="2">Controller</text:h>
      <text:p text:style-name="P5"><text:tab/>Recebe a requisição e realiza o processamento.</text:p>
      <text:p text:style-name="P5"><text:soft-page-break/><text:tab/>A classe controller deve estender a classe BasicController.php.</text:p>
      <text:p text:style-name="P5"><text:tab/><text:span text:style-name="T34">O controller é chamado na url com os parâmetros </text:span><text:span text:style-name="T28">controller</text:span><text:span text:style-name="T34"> e a funcionalidade com o parâmetro </text:span><text:span text:style-name="T28">action</text:span><text:span text:style-name="T34">.</text:span></text:p>
      <text:p text:style-name="P5"><text:tab/><text:span text:style-name="T34">O construtor deve carregar as funcionalidades que será utilizada.</text:span></text:p>
      <text:h text:style-name="Heading_20_3" text:outline-level="3">BasicController.<text:span text:style-name="T35">php</text:span></text:h>
      <text:p text:style-name="Text_20_body"><text:tab/><text:span text:style-name="T33">E</text:span><text:span text:style-name="T122">s</text:span><text:span text:style-name="T33">tende a classe BasicS</text:span><text:span text:style-name="T34">y</text:span><text:span text:style-name="T33">stem </text:span></text:p>
      <text:p text:style-name="P6"><text:tab/><text:span text:style-name="T34">Métodos: loadBasicMapper / loadMapper / loadView</text:span></text:p>
      <text:h text:style-name="Heading_20_1" text:outline-level="1">Domain</text:h>
      <text:p text:style-name="Text_20_body"><text:tab/><text:span text:style-name="T35">Estrutura da informação da aplicação compõe o </text:span><text:span text:style-name="T11">model</text:span><text:span text:style-name="T35">, </text:span><text:span text:style-name="T122">Objeto</text:span><text:span text:style-name="T35"> </text:span><text:span text:style-name="T122">que</text:span><text:span text:style-name="T35"> declaração valores que devem ser armazenados na estrutura de dados, deve estender a classe BasicDomain.php.</text:span></text:p>
      <text:p text:style-name="P7"><text:tab/><text:span text:style-name="T35">Para alterar as variáveis deve se sobrescrever os métodos de BasicDomain.php.</text:span></text:p>
      <text:h text:style-name="P49" text:outline-level="3">Basic<text:span text:style-name="T35">Domain.php</text:span></text:h>
      <text:p text:style-name="P7"><text:tab/><text:span text:style-name="T35">Mantém a conversão da estrutura de objeto para array e </text:span><text:span text:style-name="T122">de</text:span><text:span text:style-name="T35"> array para objeto.</text:span></text:p>
      <text:h text:style-name="P42" text:outline-level="2"><text:tab/><text:span text:style-name="T49">Fluxo de execução dos métodos:</text:span></text:h>
      <text:p text:style-name="P9"><text:tab/><text:span text:style-name="T49">Sequência executada durante cada operação pelo BasicDomain, podendo ser sobrescrito no método estendido.</text:span></text:p>
      <text:list xml:id="list1711626323" text:style-name="L8">
        <text:list-item>
          <text:p text:style-name="P126"><text:span text:style-name="T9">Save</text:span>:</text:p>
          <text:list>
            <text:list-item>
              <text:p text:style-name="P127">beforeSave → lê e retorna array data.</text:p>
            </text:list-item>
            <text:list-item>
              <text:p text:style-name="P126">convertFieldCreate ou convertFieldUpdate</text:p>
            </text:list-item>
            <text:list-item>
              <text:p text:style-name="P126">validateFieldCreate ou validateFieldUpdate</text:p>
            </text:list-item>
            <text:list-item>
              <text:p text:style-name="P126">convertField → Conversão campos para validação</text:p>
            </text:list-item>
            <text:list-item>
              <text:p text:style-name="P126">validateField → Trata campos para validação.</text:p>
            </text:list-item>
          </text:list>
        </text:list-item>
        <text:list-item>
          <text:p text:style-name="P128">Delete:</text:p>
          <text:list>
            <text:list-item>
              <text:p text:style-name="P101">beforeDelete → verifica valor antes de excluir, espera resposta “true”.</text:p>
            </text:list-item>
          </text:list>
        </text:list-item>
      </text:list>
      <text:h text:style-name="Heading_20_1" text:outline-level="1">Store</text:h>
      <text:p text:style-name="Text_20_body"><text:tab/><text:span text:style-name="T35">Realiza operações com </text:span><text:span text:style-name="T11">domain</text:span><text:span text:style-name="T37">, </text:span><text:span text:style-name="T38">compõe o </text:span><text:span text:style-name="T12">model,</text:span><text:span text:style-name="T37"> </text:span><text:span text:style-name="T38">se criada classe deve </text:span><text:span text:style-name="T37">estender </text:span><text:span text:style-name="T38">a classe</text:span><text:span text:style-name="T37"> BasicStore.php.</text:span></text:p>
      <text:p text:style-name="P8"><text:span text:style-name="T37"><text:tab/></text:span><text:span text:style-name="T38">Não é obrigatório criar classe para </text:span><text:span text:style-name="T12">store</text:span><text:span text:style-name="T38">, pode ser utilizado a BasicStore com o método </text:span><text:span text:style-name="T39">loadBasicStore.</text:span></text:p>
      <text:h text:style-name="Heading_20_3" text:outline-level="3">BasicStore.php</text:h>
      <text:p text:style-name="Text_20_body"><text:tab/><text:span text:style-name="T35">Mantém operações CRUD (Create, Read, Update e Delete) do sistema.</text:span></text:p>
      <text:p text:style-name="Text_20_body"><text:soft-page-break/><text:tab/><text:span text:style-name="T44">Métodos: create / update / delete / save / saveAll / validateData / findById / findAll / getStore / arrayToDomainObject / domainObjectToArray.</text:span></text:p>
      <text:h text:style-name="Heading_20_2" text:outline-level="2">Component</text:h>
      <text:p text:style-name="Text_20_body"><text:tab/><text:span text:style-name="T44">Cria estrutura de dados para leitura na </text:span><text:span text:style-name="T12">view</text:span><text:span text:style-name="T38"> ou qualquer componente de saída</text:span><text:span text:style-name="T44">.</text:span></text:p>
      <text:p text:style-name="Text_20_body"><text:tab/><text:span text:style-name="T123">Deve estender a classe BasicComponent.</text:span></text:p>
      <text:h text:style-name="Heading_20_1" text:outline-level="1">Mapper</text:h>
      <text:p text:style-name="Text_20_body"><text:tab/><text:span text:style-name="T45">Realiza mapeamento entre classes do tipo RAW (Domain e Componente) e carrega store com as operações definidas no componente.</text:span></text:p>
      <text:h text:style-name="P38" text:outline-level="1">FUNCIONALIDADES</text:h>
      <text:h text:style-name="Heading_20_2" text:outline-level="2">Acessos</text:h>
      <text:p text:style-name="P10"><text:tab/>O sistema possui <text:span text:style-name="T124">3</text:span> tipos de acesso:</text:p>
      <text:list xml:id="list4115727758" text:style-name="L9">
        <text:list-item>
          <text:p text:style-name="P129"><text:span text:style-name="T123">a</text:span>dmin: Acesso a todas as funcionalidades.</text:p>
        </text:list-item>
        <text:list-item>
          <text:p text:style-name="P130">gerente: executa operações de avaliação dos pedidos.</text:p>
        </text:list-item>
        <text:list-item>
          <text:p text:style-name="P129">Visitante: Acess<text:span text:style-name="T123">o restrito </text:span><text:span text:style-name="T124">pode realizar e consultar pedidos.</text:span></text:p>
        </text:list-item>
      </text:list>
      <text:h text:style-name="Heading_20_3" text:outline-level="3"><text:span text:style-name="T9"><text:tab/>Configuração</text:span>: </text:h>
      <text:p text:style-name="P11"><text:tab/>O acesso é controlado p<text:span text:style-name="T124">ela variável</text:span> <text:span text:style-name="T68">$</text:span><text:span text:style-name="T60">config_permission</text:span> <text:span text:style-name="T124">d</text:span>o arquivo <text:span text:style-name="T60">config.php</text:span> <text:span text:style-name="T124">e processado </text:span>na função <text:span text:style-name="T60">permission </text:span><text:span text:style-name="T92">de</text:span><text:span text:style-name="T68"> BasicFunctions</text:span>.</text:p>
      <text:p text:style-name="P10"><text:tab/>O<text:span text:style-name="T124">s</text:span> <text:span text:style-name="T57">acesso</text:span><text:span text:style-name="T124">s</text:span><text:span text:style-name="T57"> ao</text:span> <text:span text:style-name="T9">menu</text:span> deve ser configurado no arquivo “<text:span text:style-name="T124">app</text:span><text:span text:style-name="T57">\</text:span>view\template\config_template.php”.</text:p>
      <text:p text:style-name="P12"><text:tab/>Os demais acesso nas páginas é configurado verificando a variável “$_SESSION['login']['admin']”.</text:p>
      <text:h text:style-name="Heading_20_1" text:outline-level="1"><text:span text:style-name="T123">Funcionalidades</text:span> </text:h>
      <text:h text:style-name="P43" text:outline-level="2">Pregão</text:h>
      <text:list xml:id="list1475088367" text:style-name="L10">
        <text:list-item>
          <text:p text:style-name="P132">Realiza <text:span text:style-name="T47">as</text:span> operaç<text:span text:style-name="T47">ões</text:span> com <text:span text:style-name="T47">cada </text:span><text:span text:style-name="T53">operação</text:span><text:span text:style-name="T47"> dos itens do pregão</text:span> <text:span text:style-name="T9">valor_total</text:span><text:span text:style-name="T36"> e </text:span><text:span text:style-name="T9">qtd_total, </text:span><text:span text:style-name="T13">qtd_diponivel, valor_solicitado</text:span><text:span text:style-name="T36">:</text:span></text:p>
          <text:list>
            <text:list-item>
              <text:p text:style-name="P132"><text:span text:style-name="T41">Novo</text:span><text:span text:style-name="T36">: soma.</text:span></text:p>
            </text:list-item>
            <text:list-item>
              <text:p text:style-name="P132"><text:span text:style-name="T41">Atualizar</text:span><text:span text:style-name="T36">: subtração do valor atual e soma do novo valor.</text:span></text:p>
            </text:list-item>
            <text:list-item>
              <text:p text:style-name="P132"><text:span text:style-name="T41">Excluir</text:span><text:span text:style-name="T36">: subtração do valor atual.</text:span></text:p>
            </text:list-item>
            <text:list-item>
              <text:p text:style-name="P131"><text:span text:style-name="T41">Excluir todos</text:span><text:span text:style-name="T42">: Zera os valores.</text:span><text:span text:style-name="T2"> </text:span></text:p>
            </text:list-item>
          </text:list>
        </text:list-item>
      </text:list>
      <text:h text:style-name="P44" text:outline-level="2"><text:soft-page-break/>Itens Pregões </text:h>
      <text:list xml:id="list2022928203" text:style-name="L11">
        <text:list-item>
          <text:p text:style-name="P133">Ca<text:span text:style-name="T124">l</text:span>cul<text:span text:style-name="T48">a</text:span> dos campos <text:span text:style-name="T9">qtd_total</text:span><text:span text:style-name="T36"> e </text:span><text:span text:style-name="T9">qtd_disponivel</text:span><text:span text:style-name="T36"> se o valor </text:span><text:span text:style-name="T40">não for fornecido</text:span><text:span text:style-name="T9">.</text:span></text:p>
          <text:list>
            <text:list-item>
              <text:p text:style-name="P134">qtd_total = qtd_disponivel + qtd_solicitada; </text:p>
            </text:list-item>
            <text:list-item>
              <text:p text:style-name="P135">qtd_disponivel <text:span text:style-name="T46">= </text:span>qtd_total - qtd_solicitada; </text:p>
            </text:list-item>
          </text:list>
        </text:list-item>
      </text:list>
      <text:h text:style-name="P51" text:outline-level="4">Pregão <text:span text:style-name="T52">por</text:span><text:span text:style-name="T50"> Pregão</text:span> Item <text:span text:style-name="T50">(PregaoCalculationServices.php)</text:span>.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3089322173696">
          <table:table-cell table:style-name="Tabela1.A1" office:value-type="string">
            <text:p text:style-name="P29">Pregão</text:p>
          </table:table-cell>
          <table:table-cell table:style-name="Tabela1.A1" office:value-type="string">
            <text:p text:style-name="P31">Processo</text:p>
          </table:table-cell>
          <table:table-cell table:style-name="Tabela1.C1" office:value-type="string">
            <text:p text:style-name="P30">Pregão Item</text:p>
          </table:table-cell>
        </table:table-row>
        <table:table-row table:style-name="TableLine3089322183760">
          <table:table-cell table:style-name="Tabela1.A2" office:value-type="string">
            <text:p text:style-name="P32">Valor Total</text:p>
          </table:table-cell>
          <table:table-cell table:style-name="Tabela1.A2" office:value-type="string">
            <text:p text:style-name="P32">Produto </text:p>
          </table:table-cell>
          <table:table-cell table:style-name="Tabela1.C2" office:value-type="string">
            <text:p text:style-name="P33">Val. Unitário X Quantidade Total </text:p>
          </table:table-cell>
        </table:table-row>
        <table:table-row table:style-name="TableLine3089322189472">
          <table:table-cell table:style-name="Tabela1.A2" office:value-type="string">
            <text:p text:style-name="P32"><text:span text:style-name="T51">Qtd.</text:span> <text:span text:style-name="T51">Total</text:span></text:p>
          </table:table-cell>
          <table:table-cell table:style-name="Tabela1.A2" office:value-type="string">
            <text:p text:style-name="P33">Soma</text:p>
          </table:table-cell>
          <table:table-cell table:style-name="Tabela1.C2" office:value-type="string">
            <text:p text:style-name="P33">Quantidade Total</text:p>
          </table:table-cell>
        </table:table-row>
        <table:table-row table:style-name="TableLine3089322186208">
          <table:table-cell table:style-name="Tabela1.A2" office:value-type="string">
            <text:p text:style-name="P32"><text:span text:style-name="T51">Qtd.</text:span> <text:span text:style-name="T51">Disponível</text:span></text:p>
          </table:table-cell>
          <table:table-cell table:style-name="Tabela1.A2" office:value-type="string">
            <text:p text:style-name="P33">Soma</text:p>
          </table:table-cell>
          <table:table-cell table:style-name="Tabela1.C2" office:value-type="string">
            <text:p text:style-name="P33">Qtd Disponível <text:span text:style-name="T9">OU</text:span> Qtd. Total</text:p>
          </table:table-cell>
        </table:table-row>
        <table:table-row table:style-name="TableLine3089322178864">
          <table:table-cell table:style-name="Tabela1.A2" office:value-type="string">
            <text:p text:style-name="P32"><text:span text:style-name="T51">Val.</text:span> <text:span text:style-name="T51">Solicitado</text:span></text:p>
          </table:table-cell>
          <table:table-cell table:style-name="Tabela1.A2" office:value-type="string">
            <text:p text:style-name="P33">Soma | Produto</text:p>
          </table:table-cell>
          <table:table-cell table:style-name="Tabela1.C2" office:value-type="string">
            <text:p text:style-name="P33">Val Solicitado <text:span text:style-name="T9">OU</text:span> Qtd. Solicitada X Val. Unitário</text:p>
          </table:table-cell>
        </table:table-row>
      </table:table>
      <text:h text:style-name="P50" text:outline-level="3">Carregar planilhas</text:h>
      <text:list xml:id="list3241497156" text:style-name="L12">
        <text:list-item>
          <text:p text:style-name="P136">Se no POST for encaminhado o campo “_id” <text:span text:style-name="T54">realiza atualização dos</text:span> campos enviados, se não insere <text:span text:style-name="T54">novo </text:span>objeto domain;</text:p>
        </text:list-item>
        <text:list-item>
          <text:p text:style-name="P136">Campos FORNECEDOR e CNPJ é agrupad<text:span text:style-name="T54">o</text:span> <text:span text:style-name="T54">no campo FORNECEDOR</text:span>;</text:p>
        </text:list-item>
      </text:list>
      <text:h text:style-name="Heading_20_2" text:outline-level="2">S<text:span text:style-name="T55">olicitação</text:span></text:h>
      <text:p text:style-name="Text_20_body"><text:tab/><text:span text:style-name="T55">Cria e mantém a solicitação </text:span><text:span text:style-name="T56">de itens </text:span><text:span text:style-name="T55">do pregão.</text:span></text:p>
      <text:h text:style-name="Heading_20_3" text:outline-level="3"><text:tab/><text:span text:style-name="T55">Fluxo da solicitação:</text:span></text:h>
      <text:list xml:id="list3582530653" text:style-name="L13">
        <text:list-item>
          <text:p text:style-name="P137"><text:span text:style-name="T59">Solicitado</text:span>: <text:span text:style-name="T55">Foi criado um pedido.</text:span></text:p>
        </text:list-item>
        <text:list-item>
          <text:p text:style-name="P138"><text:span text:style-name="T58">Aguardando Aprovação</text:span>: <text:span text:style-name="T55">Aguardando que aprovação do pedido pelo responsável do pregão.</text:span></text:p>
        </text:list-item>
        <text:list-item>
          <text:p text:style-name="P137"><text:span text:style-name="T59">Aprovado</text:span>: <text:span text:style-name="T55">Foi aprovado o pedido</text:span></text:p>
        </text:list-item>
        <text:list-item>
          <text:p text:style-name="P137"><text:span text:style-name="T58">Credito Solicitado</text:span>: <text:span text:style-name="T55">Registrado o pedido d</text:span><text:span text:style-name="T58">e credito no </text:span><text:span text:style-name="T55">SIGA.</text:span></text:p>
        </text:list-item>
        <text:list-item>
          <text:p text:style-name="P140">Creditado: Credito Recebido (Nota de Credito)</text:p>
        </text:list-item>
        <text:list-item>
          <text:p text:style-name="P140">Empenho Solicitado: Criada a solicitação no SILOMS</text:p>
        </text:list-item>
        <text:list-item>
          <text:p text:style-name="P139"><text:span text:style-name="T58">Empenhado</text:span>: <text:span text:style-name="T55">Pedido Empenhado.</text:span></text:p>
        </text:list-item>
      </text:list>
      <text:p text:style-name="P15">Tabela do processo de solicitaçã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3">Ordem</text:p>
          </table:table-cell>
          <table:table-cell table:style-name="Tabela2.A1" office:value-type="string">
            <text:p text:style-name="P13">Pedido (Publico)</text:p>
          </table:table-cell>
          <table:table-cell table:style-name="Tabela2.A1" office:value-type="string">
            <text:p text:style-name="P35">Aprovado (Administrador)</text:p>
          </table:table-cell>
          <table:table-cell table:style-name="Tabela2.D1" office:value-type="string">
            <text:p text:style-name="P35">Credito (Administrador)</text:p>
          </table:table-cell>
        </table:table-row>
        <table:table-row table:style-name="TableLine3089322186752">
          <table:table-cell table:style-name="Tabela2.A2" office:value-type="string">
            <text:p text:style-name="P34">1</text:p>
          </table:table-cell>
          <table:table-cell table:style-name="Tabela2.A2" office:value-type="string">
            <text:p text:style-name="P36">Rascunho</text:p>
          </table:table-cell>
          <table:table-cell table:style-name="Tabela2.A2" office:value-type="string">
            <text:p text:style-name="P36">Rascunho</text:p>
          </table:table-cell>
          <table:table-cell table:style-name="Tabela2.D2" office:value-type="string">
            <text:p text:style-name="Table_20_Contents"/>
          </table:table-cell>
        </table:table-row>
        <table:table-row table:style-name="TableLine3089322184576">
          <table:table-cell table:style-name="Tabela2.A2" office:value-type="string">
            <text:p text:style-name="P34">2</text:p>
          </table:table-cell>
          <table:table-cell table:style-name="Tabela2.A2" office:value-type="string">
            <text:p text:style-name="P34"/>
          </table:table-cell>
          <table:table-cell table:style-name="Tabela2.A2" office:value-type="string">
            <text:p text:style-name="P34">Aguardando Aprovação</text:p>
          </table:table-cell>
          <table:table-cell table:style-name="Tabela2.D2" office:value-type="string">
            <text:p text:style-name="Table_20_Contents"/>
          </table:table-cell>
        </table:table-row>
        <table:table-row table:style-name="TableLine3089322178048">
          <table:table-cell table:style-name="Tabela2.A2" office:value-type="string">
            <text:p text:style-name="P34">3</text:p>
          </table:table-cell>
          <table:table-cell table:style-name="Tabela2.A2" office:value-type="string">
            <text:p text:style-name="P34"/>
          </table:table-cell>
          <table:table-cell table:style-name="Tabela2.A2" office:value-type="string">
            <text:p text:style-name="P35">Aprovado</text:p>
          </table:table-cell>
          <table:table-cell table:style-name="Tabela2.D2" office:value-type="string">
            <text:p text:style-name="P35">Aprovado</text:p>
          </table:table-cell>
        </table:table-row>
        <table:table-row table:style-name="TableLine3089322178320">
          <table:table-cell table:style-name="Tabela2.A2" office:value-type="string">
            <text:p text:style-name="P34">4</text:p>
          </table:table-cell>
          <table:table-cell table:style-name="Tabela2.A2" office:value-type="string">
            <text:p text:style-name="P34"/>
          </table:table-cell>
          <table:table-cell table:style-name="Tabela2.A2" office:value-type="string">
            <text:p text:style-name="P34"/>
          </table:table-cell>
          <table:table-cell table:style-name="Tabela2.D2" office:value-type="string">
            <text:p text:style-name="P34">Credito Solicitado *</text:p>
          </table:table-cell>
        </table:table-row>
        <table:table-row table:style-name="TableLine3089322184848">
          <table:table-cell table:style-name="Tabela2.A2" office:value-type="string">
            <text:p text:style-name="P34">5</text:p>
          </table:table-cell>
          <table:table-cell table:style-name="Tabela2.A2" office:value-type="string">
            <text:p text:style-name="P34"/>
          </table:table-cell>
          <table:table-cell table:style-name="Tabela2.A2" office:value-type="string">
            <text:p text:style-name="P34"/>
          </table:table-cell>
          <table:table-cell table:style-name="Tabela2.D2" office:value-type="string">
            <text:p text:style-name="P34">Creditado *</text:p>
          </table:table-cell>
        </table:table-row>
        <table:table-row table:style-name="TableLine3089322179680">
          <table:table-cell table:style-name="Tabela2.A2" office:value-type="string">
            <text:p text:style-name="P34">6</text:p>
          </table:table-cell>
          <table:table-cell table:style-name="Tabela2.A2" office:value-type="string">
            <text:p text:style-name="P34"/>
          </table:table-cell>
          <table:table-cell table:style-name="Tabela2.A2" office:value-type="string">
            <text:p text:style-name="P34"/>
          </table:table-cell>
          <table:table-cell table:style-name="Tabela2.D2" office:value-type="string">
            <text:p text:style-name="P34">Empenho. Solicitado. *</text:p>
          </table:table-cell>
        </table:table-row>
        <text:soft-page-break/>
        <table:table-row table:style-name="TableLine3089322182128">
          <table:table-cell table:style-name="Tabela2.A2" office:value-type="string">
            <text:p text:style-name="P34">7</text:p>
          </table:table-cell>
          <table:table-cell table:style-name="Tabela2.A2" office:value-type="string">
            <text:p text:style-name="P34"/>
          </table:table-cell>
          <table:table-cell table:style-name="Tabela2.A2" office:value-type="string">
            <text:p text:style-name="P34"/>
          </table:table-cell>
          <table:table-cell table:style-name="Tabela2.D2" office:value-type="string">
            <text:p text:style-name="P35">Empenhado *</text:p>
          </table:table-cell>
        </table:table-row>
      </table:table>
      <text:p text:style-name="P14"><text:span text:style-name="T60">* HASH Cr</text:span><text:span text:style-name="T61">é</text:span><text:span text:style-name="T60">dito</text:span>: Campo gerado na alteração de <text:span text:style-name="T9">Aprovado</text:span> para <text:span text:style-name="T9">Credito </text:span><text:span text:style-name="T14">S</text:span><text:span text:style-name="T9">olicitado</text:span>, valor único (data hora) com objetivo de unificar <text:span text:style-name="T59">o</text:span> pedido <text:span text:style-name="T59">de crédito</text:span>.</text:p>
      <text:p text:style-name="P16"><text:span text:style-name="T21">Solicitado a </text:span><text:span text:style-name="T22">Empenho Solicitado</text:span>: possível reverter o processo, as quantidades de <text:span text:style-name="T60">itens do pregão</text:span> é calculada do já solicitado no momento da execução.</text:p>
      <text:p text:style-name="P26"><text:span text:style-name="T22">Status Empenhado</text:span><text:span text:style-name="T58">: após empenhado não é mais possível reverter o pedido, </text:span><text:span text:style-name="T59">é</text:span><text:span text:style-name="T58"> </text:span><text:span text:style-name="T59">subtraída</text:span><text:span text:style-name="T58"> </text:span><text:span text:style-name="T59">a quantidade </text:span><text:span text:style-name="T58">d</text:span><text:span text:style-name="T59">os</text:span><text:span text:style-name="T58"> </text:span><text:span text:style-name="T67">itens do pregão</text:span><text:span text:style-name="T58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13:12:34.089000000</meta:creation-date>
    <dc:date>2022-02-21T18:16:43.433000000</dc:date>
    <meta:editing-duration>PT22H29M47S</meta:editing-duration>
    <meta:editing-cycles>68</meta:editing-cycles>
    <meta:generator>LibreOffice/7.1.0.3$Windows_X86_64 LibreOffice_project/f6099ecf3d29644b5008cc8f48f42f4a40986e4c</meta:generator>
    <meta:document-statistic meta:table-count="2" meta:image-count="0" meta:object-count="0" meta:page-count="11" meta:paragraph-count="298" meta:word-count="2086" meta:character-count="14445" meta:non-whitespace-character-count="12782"/>
  </office:meta>
</office:document-meta>
</file>